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F4000001045555F885.png" manifest:media-type="image/png"/>
  <manifest:file-entry manifest:full-path="Pictures/10000201000000C3000000C4D311DA14.png" manifest:media-type="image/png"/>
  <manifest:file-entry manifest:full-path="Pictures/1000000000000780000004B0E04794C9.png" manifest:media-type="image/png"/>
  <manifest:file-entry manifest:full-path="Pictures/1000000000000780000004B065F249EC.png" manifest:media-type="image/png"/>
  <manifest:file-entry manifest:full-path="Pictures/100000000000026F0000023AA5E0C37D.png" manifest:media-type="image/png"/>
  <manifest:file-entry manifest:full-path="Pictures/100000000000009F000000E0D6147079.png" manifest:media-type="image/png"/>
  <manifest:file-entry manifest:full-path="Pictures/10000000000000CA0000020187DDF1D9.png" manifest:media-type="image/png"/>
  <manifest:file-entry manifest:full-path="Pictures/10000000000004A8000001D68A35CCE7.png" manifest:media-type="image/png"/>
  <manifest:file-entry manifest:full-path="Pictures/1000000000000346000001AD751DB803.png" manifest:media-type="image/png"/>
  <manifest:file-entry manifest:full-path="Pictures/10000201000007940000051F733B7A5F.png" manifest:media-type="image/png"/>
  <manifest:file-entry manifest:full-path="Pictures/20000009000038A4000033942B862E04.svm" manifest:media-type=""/>
  <manifest:file-entry manifest:full-path="Pictures/10000201000007960000051E2FFA4741.png" manifest:media-type="image/png"/>
  <manifest:file-entry manifest:full-path="Pictures/10000000000001AD000001029554899A.png" manifest:media-type="image/png"/>
  <manifest:file-entry manifest:full-path="Pictures/1000000000000098000000912A3D7E91.png" manifest:media-type="image/png"/>
  <manifest:file-entry manifest:full-path="Pictures/10000000000002F0000002E0FD459595.png" manifest:media-type="image/png"/>
  <manifest:file-entry manifest:full-path="Pictures/100000000000016900000132BCD1A3F8.png" manifest:media-type="image/png"/>
  <manifest:file-entry manifest:full-path="Pictures/100002010000045C00000259108448A7.png" manifest:media-type="image/png"/>
  <manifest:file-entry manifest:full-path="Pictures/100002010000020A0000015AE905602F.png" manifest:media-type="image/png"/>
  <manifest:file-entry manifest:full-path="Pictures/1000000000000780000004B04EC29347.png" manifest:media-type="image/png"/>
  <manifest:file-entry manifest:full-path="Pictures/1000000000000780000004B0126E7DD8.png" manifest:media-type="image/png"/>
  <manifest:file-entry manifest:full-path="Pictures/100000000000057D000003955CA67860.jpg" manifest:media-type="image/jpeg"/>
  <manifest:file-entry manifest:full-path="Pictures/10000000000001F2000001B2D2435CD4.png" manifest:media-type="image/png"/>
  <manifest:file-entry manifest:full-path="Pictures/10000000000005850000037D116C1D09.jpg" manifest:media-type="image/jpeg"/>
  <manifest:file-entry manifest:full-path="Pictures/1000000000000780000004B09ACD2E57.png" manifest:media-type="image/png"/>
  <manifest:file-entry manifest:full-path="Pictures/100000000000034F0000020B304E98E8.png" manifest:media-type="image/png"/>
  <manifest:file-entry manifest:full-path="Pictures/1000020100000350000003292DBF84B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spreadsheet"/>
  <manifest:file-entry manifest:full-path="settings.xml" manifest:media-type="text/xml"/>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Liberation Serif1" svg:font-family="'Liberation Serif'"/>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5pt" officeooo:rsid="00089f76" officeooo:paragraph-rsid="00089f76" style:font-size-asian="13.1000003814697pt" style:font-size-complex="15pt"/>
    </style:style>
    <style:style style:name="P2" style:family="paragraph" style:parent-style-name="Standard">
      <style:paragraph-properties fo:text-align="justify" style:justify-single-word="false"/>
      <style:text-properties fo:font-size="15pt" officeooo:rsid="0012b3ae" officeooo:paragraph-rsid="0012b3ae" style:font-size-asian="13.1000003814697pt" style:font-size-complex="15pt"/>
    </style:style>
    <style:style style:name="P3" style:family="paragraph" style:parent-style-name="Standard">
      <style:paragraph-properties fo:text-align="justify" style:justify-single-word="false"/>
      <style:text-properties fo:font-size="15pt" fo:font-style="italic" officeooo:rsid="0012b3ae" officeooo:paragraph-rsid="0012b3ae" style:font-size-asian="13.1000003814697pt" style:font-style-asian="italic" style:font-size-complex="15pt" style:font-style-complex="italic"/>
    </style:style>
    <style:style style:name="P4" style:family="paragraph" style:parent-style-name="Standard">
      <style:paragraph-properties fo:text-align="justify" style:justify-single-word="false"/>
      <style:text-properties fo:font-size="15pt" fo:font-style="italic" officeooo:rsid="0016d21e" officeooo:paragraph-rsid="00089f76" style:font-size-asian="13.1000003814697pt" style:font-style-asian="italic" style:font-size-complex="15pt" style:font-style-complex="italic"/>
    </style:style>
    <style:style style:name="P5" style:family="paragraph" style:parent-style-name="Standard">
      <style:paragraph-properties fo:text-align="justify" style:justify-single-word="false"/>
      <style:text-properties fo:font-size="15pt" fo:font-style="italic" style:text-underline-style="none" fo:font-weight="normal" officeooo:rsid="00216a11" officeooo:paragraph-rsid="0028440f" style:font-size-asian="15pt" style:font-style-asian="italic" style:font-weight-asian="normal" style:font-size-complex="15pt" style:font-style-complex="italic" style:font-weight-complex="normal"/>
    </style:style>
    <style:style style:name="P6" style:family="paragraph" style:parent-style-name="Standard">
      <style:paragraph-properties fo:text-align="justify" style:justify-single-word="false"/>
      <style:text-properties fo:font-size="15pt" fo:font-style="italic" style:text-underline-style="none" fo:font-weight="normal" officeooo:rsid="00216a11" officeooo:paragraph-rsid="002b203d" style:font-size-asian="15pt" style:font-style-asian="italic" style:font-weight-asian="normal" style:font-size-complex="15pt" style:font-style-complex="italic" style:font-weight-complex="normal"/>
    </style:style>
    <style:style style:name="P7" style:family="paragraph" style:parent-style-name="Standard">
      <style:paragraph-properties fo:text-align="justify" style:justify-single-word="false"/>
      <style:text-properties fo:font-size="15pt" fo:font-style="italic" style:text-underline-style="none" fo:font-weight="normal" officeooo:rsid="002e5324" officeooo:paragraph-rsid="002e5324" style:font-size-asian="15pt" style:font-style-asian="italic" style:font-weight-asian="normal" style:font-size-complex="15pt" style:font-style-complex="italic" style:font-weight-complex="normal"/>
    </style:style>
    <style:style style:name="P8" style:family="paragraph" style:parent-style-name="Standard">
      <style:paragraph-properties fo:text-align="justify" style:justify-single-word="false"/>
      <style:text-properties fo:font-size="15pt" fo:font-style="italic" style:text-underline-style="none" fo:font-weight="normal" officeooo:rsid="002e5324" officeooo:paragraph-rsid="0031a9d8" style:font-size-asian="15pt" style:font-style-asian="italic" style:font-weight-asian="normal" style:font-size-complex="15pt" style:font-style-complex="italic" style:font-weight-complex="normal"/>
    </style:style>
    <style:style style:name="P9" style:family="paragraph" style:parent-style-name="Standard">
      <style:paragraph-properties fo:text-align="justify" style:justify-single-word="false"/>
      <style:text-properties fo:font-size="15pt" fo:font-style="italic" style:text-underline-style="none" fo:font-weight="normal" officeooo:rsid="002e5324" officeooo:paragraph-rsid="005a24ad" style:font-size-asian="15pt" style:font-style-asian="italic" style:font-weight-asian="normal" style:font-size-complex="15pt" style:font-style-complex="italic" style:font-weight-complex="normal"/>
    </style:style>
    <style:style style:name="P10" style:family="paragraph" style:parent-style-name="Standard">
      <style:paragraph-properties fo:text-align="justify" style:justify-single-word="false"/>
      <style:text-properties fo:font-size="15pt" fo:font-style="italic" style:text-underline-style="none" fo:font-weight="normal" officeooo:rsid="0031a9d8" officeooo:paragraph-rsid="0031a9d8" style:font-size-asian="15pt" style:font-style-asian="italic" style:font-weight-asian="normal" style:font-size-complex="15pt" style:font-style-complex="italic" style:font-weight-complex="normal"/>
    </style:style>
    <style:style style:name="P11" style:family="paragraph" style:parent-style-name="Standard">
      <style:paragraph-properties fo:text-align="justify" style:justify-single-word="false"/>
      <style:text-properties fo:font-size="15pt" fo:font-style="italic" style:text-underline-style="none" fo:font-weight="normal" officeooo:rsid="001dc154" officeooo:paragraph-rsid="00634e72" style:font-size-asian="15pt" style:font-style-asian="italic" style:font-weight-asian="normal" style:font-size-complex="15pt" style:font-style-complex="italic" style:font-weight-complex="normal"/>
    </style:style>
    <style:style style:name="P12" style:family="paragraph" style:parent-style-name="Standard">
      <style:paragraph-properties fo:text-align="justify" style:justify-single-word="false"/>
      <style:text-properties fo:font-size="15pt" fo:font-style="normal" style:text-underline-style="none" fo:font-weight="normal" officeooo:rsid="00216a11" officeooo:paragraph-rsid="0028440f" style:font-size-asian="15pt" style:font-style-asian="normal" style:font-weight-asian="normal" style:font-size-complex="15pt" style:font-style-complex="normal" style:font-weight-complex="normal"/>
    </style:style>
    <style:style style:name="P13" style:family="paragraph" style:parent-style-name="Standard">
      <style:paragraph-properties fo:text-align="justify" style:justify-single-word="false"/>
      <style:text-properties fo:font-size="15pt" fo:font-style="normal" style:text-underline-style="none" fo:font-weight="normal" officeooo:rsid="00216a11" officeooo:paragraph-rsid="002b203d" style:font-size-asian="15pt" style:font-style-asian="normal" style:font-weight-asian="normal" style:font-size-complex="15pt" style:font-style-complex="normal" style:font-weight-complex="normal"/>
    </style:style>
    <style:style style:name="P14" style:family="paragraph" style:parent-style-name="Standard">
      <style:paragraph-properties fo:text-align="justify" style:justify-single-word="false"/>
      <style:text-properties fo:font-size="15pt" fo:font-style="normal" style:text-underline-style="none" fo:font-weight="normal" officeooo:rsid="002cb582" officeooo:paragraph-rsid="002cb582" style:font-size-asian="15pt" style:font-style-asian="normal" style:font-weight-asian="normal" style:font-size-complex="15pt" style:font-style-complex="normal" style:font-weight-complex="normal"/>
    </style:style>
    <style:style style:name="P15" style:family="paragraph" style:parent-style-name="Standard">
      <style:paragraph-properties fo:text-align="justify" style:justify-single-word="false"/>
      <style:text-properties fo:font-size="12pt" fo:font-style="italic" officeooo:rsid="00089f76" officeooo:paragraph-rsid="000a74e3" style:font-size-asian="10.5pt" style:font-style-asian="italic" style:font-size-complex="12pt" style:font-style-complex="italic"/>
    </style:style>
    <style:style style:name="P16" style:family="paragraph" style:parent-style-name="Standard">
      <style:paragraph-properties fo:text-align="justify" style:justify-single-word="false"/>
      <style:text-properties fo:font-size="12pt" fo:font-style="italic" style:text-underline-style="none" fo:font-weight="normal" officeooo:rsid="00089f76" officeooo:paragraph-rsid="000a74e3" style:font-size-asian="10.5pt" style:font-style-asian="italic" style:font-weight-asian="normal" style:font-size-complex="12pt" style:font-style-complex="italic" style:font-weight-complex="normal"/>
    </style:style>
    <style:style style:name="P17" style:family="paragraph" style:parent-style-name="Standard">
      <style:paragraph-properties fo:text-align="justify" style:justify-single-word="false"/>
      <style:text-properties fo:font-size="12pt" fo:font-style="italic" style:text-underline-style="none" fo:font-weight="normal" officeooo:rsid="000a74e3" officeooo:paragraph-rsid="000b3e7e" style:font-size-asian="10.5pt" style:font-style-asian="italic" style:font-weight-asian="normal" style:font-size-complex="12pt" style:font-style-complex="italic" style:font-weight-complex="normal"/>
    </style:style>
    <style:style style:name="P18" style:family="paragraph" style:parent-style-name="Standard">
      <style:paragraph-properties fo:text-align="justify" style:justify-single-word="false"/>
      <style:text-properties fo:font-size="12pt" fo:font-style="italic" style:text-underline-style="none" fo:font-weight="normal" officeooo:rsid="0012b205" officeooo:paragraph-rsid="00634e72"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justify" style:justify-single-word="false"/>
      <style:text-properties fo:font-size="12pt" fo:font-style="italic" style:text-underline-style="none" fo:font-weight="normal" officeooo:rsid="0012b205" officeooo:paragraph-rsid="006f643d" style:font-size-asian="10.5pt" style:font-style-asian="italic" style:font-weight-asian="normal" style:font-size-complex="12pt" style:font-style-complex="italic" style:font-weight-complex="normal"/>
    </style:style>
    <style:style style:name="P20" style:family="paragraph" style:parent-style-name="Standard">
      <style:paragraph-properties fo:text-align="justify" style:justify-single-word="false"/>
      <style:text-properties fo:font-size="12pt" fo:font-style="italic" style:text-underline-style="none" fo:font-weight="normal" officeooo:rsid="00735800" officeooo:paragraph-rsid="0073ecc1" style:font-size-asian="10.5pt" style:font-style-asian="italic" style:font-weight-asian="normal" style:font-size-complex="12pt" style:font-style-complex="italic" style:font-weight-complex="normal"/>
    </style:style>
    <style:style style:name="P21" style:family="paragraph" style:parent-style-name="Standard">
      <style:paragraph-properties fo:text-align="justify" style:justify-single-word="false"/>
      <style:text-properties fo:font-size="12pt" officeooo:rsid="000f9f73" officeooo:paragraph-rsid="0014c23f" style:font-size-asian="10.5pt" style:font-size-complex="12pt"/>
    </style:style>
    <style:style style:name="P22" style:family="paragraph" style:parent-style-name="Standard">
      <style:paragraph-properties fo:text-align="justify" style:justify-single-word="false"/>
      <style:text-properties fo:font-size="12pt" style:text-underline-style="none" fo:font-weight="normal" officeooo:rsid="000f9f73" officeooo:paragraph-rsid="0012b3ae"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none" fo:font-weight="normal" officeooo:rsid="000f9f73" officeooo:paragraph-rsid="0014c23f"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style:text-underline-style="none" fo:font-weight="normal" officeooo:rsid="001a7cec" officeooo:paragraph-rsid="0014c23f"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style:text-underline-style="none" fo:font-weight="normal" officeooo:rsid="00264895" officeooo:paragraph-rsid="0014c23f"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style="normal" style:text-underline-style="none" fo:font-weight="normal" officeooo:rsid="0031a9d8" officeooo:paragraph-rsid="0031a9d8"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fo:font-size="12pt" fo:font-style="normal" style:text-underline-style="none" fo:font-weight="normal" officeooo:rsid="0031e942" officeooo:paragraph-rsid="0031e942"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fo:font-size="12pt" fo:font-style="normal" style:text-underline-style="none" fo:font-weight="normal" officeooo:rsid="001efb4a" officeooo:paragraph-rsid="006b0805"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fo:font-size="12pt" fo:font-style="normal" style:text-underline-style="none" fo:font-weight="normal" officeooo:rsid="002cb582" officeooo:paragraph-rsid="002cb582"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fo:font-size="12pt" fo:font-style="normal" style:text-underline-style="none" fo:font-weight="normal" officeooo:rsid="003ddbb7" officeooo:paragraph-rsid="004ad3ee"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size="12pt" fo:font-style="normal" style:text-underline-style="none" fo:font-weight="normal" officeooo:rsid="0046ff63" officeooo:paragraph-rsid="0046ff63"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fo:font-size="12pt" fo:font-style="normal" style:text-underline-style="none" fo:font-weight="normal" officeooo:rsid="00442d1c" officeooo:paragraph-rsid="004ad3ee"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fo:font-size="12pt" fo:font-style="normal" style:text-underline-style="none" fo:font-weight="normal" officeooo:rsid="004349c0" officeooo:paragraph-rsid="004ad3ee"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fo:font-size="12pt" fo:font-style="normal" style:text-underline-style="none" fo:font-weight="normal" officeooo:rsid="00440763" officeooo:paragraph-rsid="004ad3ee"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font-size="12pt" fo:font-style="normal" style:text-underline-style="none" fo:font-weight="normal" officeooo:rsid="003f48d4" officeooo:paragraph-rsid="004bcc8e"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size="12pt" fo:font-style="normal" style:text-underline-style="none" fo:font-weight="normal" officeooo:rsid="004c3b35" officeooo:paragraph-rsid="004bcc8e"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font-size="12pt" fo:font-style="normal" style:text-underline-style="none" fo:font-weight="normal" officeooo:rsid="00481643" officeooo:paragraph-rsid="004bcc8e"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font-size="12pt" fo:font-style="normal" style:text-underline-style="none" fo:font-weight="normal" officeooo:rsid="0048cad7" officeooo:paragraph-rsid="004bcc8e"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2pt" fo:font-style="normal" style:text-underline-style="none" fo:font-weight="normal" officeooo:rsid="00493b24" officeooo:paragraph-rsid="004bcc8e"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font-size="12pt" fo:font-style="normal" style:text-underline-style="none" fo:font-weight="normal" officeooo:rsid="004baa7b" officeooo:paragraph-rsid="004bcc8e"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size="12pt" fo:font-style="normal" style:text-underline-style="none" fo:font-weight="normal" officeooo:rsid="00458513" officeooo:paragraph-rsid="00458513"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size="12pt" fo:font-style="normal" style:text-underline-style="none" fo:font-weight="normal" officeooo:rsid="00420896" officeooo:paragraph-rsid="00420896"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size="12pt" fo:font-style="normal" style:text-underline-style="none" fo:font-weight="normal" officeooo:rsid="00420896" officeooo:paragraph-rsid="0052d2f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size="12pt" fo:font-style="normal" style:text-underline-style="none" fo:font-weight="normal" officeooo:rsid="0048fbfa" officeooo:paragraph-rsid="0048fbf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font-size="12pt" fo:font-style="normal" style:text-underline-style="none" fo:font-weight="normal" officeooo:rsid="005181a5" officeooo:paragraph-rsid="005181a5"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ab-stops>
          <style:tab-stop style:position="2cm"/>
        </style:tab-stops>
      </style:paragraph-properties>
      <style:text-properties fo:font-size="12pt" fo:font-style="normal" style:text-underline-style="none" fo:font-weight="normal" officeooo:rsid="00559606" officeooo:paragraph-rsid="00559606"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fo:font-size="12pt" fo:font-style="normal" style:text-underline-style="none" fo:font-weight="normal" officeooo:rsid="0057d236" officeooo:paragraph-rsid="0057d236"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fo:font-size="12pt" fo:font-style="normal" style:text-underline-style="none" fo:font-weight="normal" officeooo:rsid="005a24ad" officeooo:paragraph-rsid="005a24ad"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font-size="12pt" fo:font-style="normal" style:text-underline-style="none" fo:font-weight="normal" officeooo:rsid="001dcbd1" officeooo:paragraph-rsid="005d3463"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fo:font-size="12pt" fo:font-style="normal" style:text-underline-style="none" fo:font-weight="normal" officeooo:rsid="005e122a" officeooo:paragraph-rsid="005e122a"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font-size="12pt" fo:font-style="normal" style:text-underline-style="none" fo:font-weight="normal" officeooo:rsid="0012b205" officeooo:paragraph-rsid="006f643d"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font-size="12pt" fo:font-style="normal" style:text-underline-style="none" fo:font-weight="normal" officeooo:rsid="0012b205" officeooo:paragraph-rsid="0073ecc1"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font-size="12pt" fo:font-style="normal" style:text-underline-style="none" fo:font-weight="normal" officeooo:rsid="007161b8" officeooo:paragraph-rsid="007161b8"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font-size="12pt" fo:font-style="normal" style:text-underline-style="none" fo:font-weight="normal" officeooo:rsid="007161b8" officeooo:paragraph-rsid="0073ecc1"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font-size="12pt" fo:font-style="normal" style:text-underline-style="none" fo:font-weight="normal" officeooo:rsid="00735800" officeooo:paragraph-rsid="0073ecc1"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fo:font-size="12pt" fo:font-style="normal" style:text-underline-style="none" fo:font-weight="normal" officeooo:rsid="0073ecc1" officeooo:paragraph-rsid="0073ecc1"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52d2fa" officeooo:paragraph-rsid="0052d2fa"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style:font-name="Liberation Serif" fo:font-size="12pt" fo:font-style="normal" style:text-underline-style="none" fo:font-weight="normal" officeooo:rsid="000b3e7e" officeooo:paragraph-rsid="000b3e7e"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style:font-name="Liberation Serif" fo:font-size="12pt" fo:font-style="normal" style:text-underline-style="none" fo:font-weight="normal" officeooo:rsid="000a74e3" officeooo:paragraph-rsid="000a74e3"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style:font-name="Liberation Serif" fo:font-size="12pt" fo:font-style="normal" style:text-underline-style="none" fo:font-weight="normal" officeooo:rsid="000a74e3" officeooo:paragraph-rsid="000b3e7e"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style:font-name="Liberation Serif" fo:font-size="12pt" fo:font-style="normal" style:text-underline-style="none" fo:font-weight="normal" officeooo:rsid="000af7f7" officeooo:paragraph-rsid="000b3e7e"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style:font-name="Liberation Serif" fo:font-size="12pt" fo:font-style="normal" style:text-underline-style="none" fo:font-weight="normal" officeooo:rsid="000d2e0c" officeooo:paragraph-rsid="000d2e0c" style:font-size-asian="10.5pt" style:font-style-asian="normal" style:font-weight-asian="normal" style:font-size-complex="12pt" style:font-style-complex="normal" style:font-weight-complex="normal"/>
    </style:style>
    <style:style style:name="P63" style:family="paragraph" style:parent-style-name="Standard">
      <style:paragraph-properties fo:line-height="100%" fo:text-align="justify" style:justify-single-word="false"/>
      <style:text-properties style:font-name="Liberation Serif" officeooo:paragraph-rsid="004ad3ee"/>
    </style:style>
    <style:style style:name="P64"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1f6e03" officeooo:paragraph-rsid="001f6e03" style:font-size-asian="18pt" style:font-weight-asian="bold" style:font-size-complex="18pt" style:font-weight-complex="bold"/>
    </style:style>
    <style:style style:name="P65" style:family="paragraph" style:parent-style-name="Standard">
      <style:paragraph-properties fo:line-height="100%" fo:text-align="justify" style:justify-single-word="false"/>
      <style:text-properties style:use-window-font-color="true" style:font-name="Liberation Serif" fo:font-size="12pt" fo:font-weight="normal" officeooo:paragraph-rsid="004ad3ee" fo:background-color="transparent" style:font-name-asian="Liberation Serif1" style:font-name-complex="Liberation Serif1"/>
    </style:style>
    <style:style style:name="P66" style:family="paragraph" style:parent-style-name="Standard">
      <style:paragraph-properties fo:line-height="100%" fo:text-align="justify" style:justify-single-word="false"/>
      <style:text-properties style:use-window-font-color="true" style:font-name="Liberation Serif" fo:font-size="12pt" fo:font-weight="normal" officeooo:rsid="0016d21e" officeooo:paragraph-rsid="004ad3ee" fo:background-color="transparent" style:font-name-asian="Calibri" style:font-size-asian="10.5pt" style:font-name-complex="Calibri" style:font-size-complex="12pt"/>
    </style:style>
    <style:style style:name="P67" style:family="paragraph" style:parent-style-name="Standard">
      <style:paragraph-properties fo:line-height="100%" fo:text-align="justify" style:justify-single-word="false"/>
      <style:text-properties style:use-window-font-color="true" style:font-name="Liberation Serif" fo:font-size="11pt" fo:font-weight="normal" officeooo:paragraph-rsid="004ad3ee" fo:background-color="transparent" style:font-name-asian="Calibri" style:font-name-complex="Calibri"/>
    </style:style>
    <style:style style:name="P68" style:family="paragraph" style:parent-style-name="Standard">
      <style:paragraph-properties fo:text-align="justify" style:justify-single-word="false"/>
      <style:text-properties officeooo:paragraph-rsid="0052d2fa"/>
    </style:style>
    <style:style style:name="P69" style:family="paragraph" style:parent-style-name="Standard">
      <style:paragraph-properties fo:text-align="justify" style:justify-single-word="false">
        <style:tab-stops>
          <style:tab-stop style:position="2cm"/>
        </style:tab-stops>
      </style:paragraph-properties>
      <style:text-properties officeooo:paragraph-rsid="00559606"/>
    </style:style>
    <style:style style:name="P70" style:family="paragraph" style:parent-style-name="Standard">
      <style:paragraph-properties fo:text-align="justify" style:justify-single-word="false"/>
      <style:text-properties officeooo:paragraph-rsid="0057d236"/>
    </style:style>
    <style:style style:name="P71" style:family="paragraph" style:parent-style-name="Standard">
      <style:paragraph-properties fo:text-align="justify" style:justify-single-word="false"/>
      <style:text-properties officeooo:paragraph-rsid="005d3463"/>
    </style:style>
    <style:style style:name="P72" style:family="paragraph" style:parent-style-name="Standard">
      <style:paragraph-properties fo:text-align="justify" style:justify-single-word="false"/>
      <style:text-properties officeooo:paragraph-rsid="005e122a"/>
    </style:style>
    <style:style style:name="P73" style:family="paragraph" style:parent-style-name="Standard">
      <style:paragraph-properties fo:text-align="justify" style:justify-single-word="false"/>
      <style:text-properties fo:color="#000000" style:font-name="Liberation Serif" fo:font-size="12pt" fo:font-style="normal" style:text-underline-style="none" fo:font-weight="normal" officeooo:paragraph-rsid="0052d2fa"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2d2fa" officeooo:paragraph-rsid="0052d2fa"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e122a" officeooo:paragraph-rsid="005e122a"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officeooo:rsid="005e122a" officeooo:paragraph-rsid="005e122a"/>
    </style:style>
    <style:style style:name="P77" style:family="paragraph" style:parent-style-name="Standard">
      <style:paragraph-properties fo:text-align="justify" style:justify-single-word="false"/>
      <style:text-properties style:text-underline-style="solid" style:text-underline-width="auto" style:text-underline-color="font-color" fo:font-weight="bold" officeooo:rsid="001da97e" officeooo:paragraph-rsid="006b0805" style:font-weight-asian="bold" style:font-weight-complex="bold"/>
    </style:style>
    <style:style style:name="P78" style:family="paragraph" style:parent-style-name="Standard">
      <style:paragraph-properties fo:text-align="justify" style:justify-single-word="false"/>
      <style:text-properties style:text-underline-style="none" fo:font-weight="normal" officeooo:rsid="001dfae3" officeooo:paragraph-rsid="006b0805" style:font-weight-asian="normal" style:font-weight-complex="normal"/>
    </style:style>
    <style:style style:name="P79" style:family="paragraph" style:parent-style-name="Standard">
      <style:paragraph-properties fo:text-align="justify" style:justify-single-word="false"/>
      <style:text-properties style:text-underline-style="none" fo:font-weight="normal" officeooo:rsid="0021ec39" officeooo:paragraph-rsid="006b0805" style:font-weight-asian="normal" style:font-weight-complex="normal"/>
    </style:style>
    <style:style style:name="P80" style:family="paragraph" style:parent-style-name="Standard" style:list-style-name="L1">
      <style:paragraph-properties fo:text-align="justify" style:justify-single-word="false"/>
      <style:text-properties fo:font-size="13pt" fo:font-weight="bold" officeooo:rsid="0000ef1f" officeooo:paragraph-rsid="00634e72" style:font-size-asian="13pt" style:font-weight-asian="bold" style:font-size-complex="13pt" style:font-weight-complex="bold"/>
    </style:style>
    <style:style style:name="P81" style:family="paragraph" style:parent-style-name="Standard" style:list-style-name="L2">
      <style:paragraph-properties fo:text-align="justify" style:justify-single-word="false"/>
      <style:text-properties fo:font-size="13pt" style:text-underline-style="solid" style:text-underline-width="auto" style:text-underline-color="font-color" fo:font-weight="bold" officeooo:rsid="00027f44" officeooo:paragraph-rsid="00634e72" style:font-size-asian="13pt" style:font-weight-asian="bold" style:font-size-complex="13pt" style:font-weight-complex="bold"/>
    </style:style>
    <style:style style:name="P82" style:family="paragraph" style:parent-style-name="Standard" style:list-style-name="L3">
      <style:paragraph-properties fo:text-align="justify" style:justify-single-word="false"/>
      <style:text-properties fo:font-size="13pt" style:text-underline-style="solid" style:text-underline-width="auto" style:text-underline-color="font-color" fo:font-weight="bold" officeooo:rsid="0006ab64" officeooo:paragraph-rsid="00634e72" style:font-size-asian="13pt" style:font-weight-asian="bold" style:font-size-complex="13pt" style:font-weight-complex="bold"/>
    </style:style>
    <style:style style:name="P83" style:family="paragraph" style:parent-style-name="Standard">
      <style:paragraph-properties fo:text-align="justify" style:justify-single-word="false"/>
      <style:text-properties fo:font-size="13pt" style:text-underline-style="solid" style:text-underline-width="auto" style:text-underline-color="font-color" fo:font-weight="bold" officeooo:rsid="0006ab64" officeooo:paragraph-rsid="00634e72" style:font-size-asian="13pt" style:font-weight-asian="bold" style:font-size-complex="13pt" style:font-weight-complex="bold"/>
    </style:style>
    <style:style style:name="P84" style:family="paragraph" style:parent-style-name="Standard" style:list-style-name="L4">
      <style:paragraph-properties fo:text-align="justify" style:justify-single-word="false"/>
      <style:text-properties fo:font-size="13pt" style:text-underline-style="solid" style:text-underline-width="auto" style:text-underline-color="font-color" fo:font-weight="bold" officeooo:rsid="000b6f88" officeooo:paragraph-rsid="00634e72" style:font-size-asian="13pt" style:font-weight-asian="bold" style:font-size-complex="13pt" style:font-weight-complex="bold"/>
    </style:style>
    <style:style style:name="P85" style:family="paragraph" style:parent-style-name="Standard" style:list-style-name="L5">
      <style:paragraph-properties fo:text-align="justify" style:justify-single-word="false"/>
      <style:text-properties fo:font-size="13pt" style:text-underline-style="solid" style:text-underline-width="auto" style:text-underline-color="font-color" fo:font-weight="bold" officeooo:rsid="000e117f" officeooo:paragraph-rsid="00634e72" style:font-size-asian="13pt" style:font-weight-asian="bold" style:font-size-complex="13pt" style:font-weight-complex="bold"/>
    </style:style>
    <style:style style:name="P86" style:family="paragraph" style:parent-style-name="Standard" style:list-style-name="L6">
      <style:paragraph-properties fo:text-align="justify" style:justify-single-word="false"/>
      <style:text-properties fo:font-size="13pt" style:text-underline-style="solid" style:text-underline-width="auto" style:text-underline-color="font-color" fo:font-weight="bold" officeooo:rsid="00120489" officeooo:paragraph-rsid="00634e72" style:font-size-asian="13pt" style:font-weight-asian="bold" style:font-size-complex="13pt" style:font-weight-complex="bold"/>
    </style:style>
    <style:style style:name="P87" style:family="paragraph" style:parent-style-name="Standard">
      <style:paragraph-properties fo:text-align="justify" style:justify-single-word="false"/>
      <style:text-properties fo:font-size="13pt" style:text-underline-style="solid" style:text-underline-width="auto" style:text-underline-color="font-color" fo:font-weight="bold" officeooo:rsid="00120489" officeooo:paragraph-rsid="00634e72" style:font-size-asian="13pt" style:font-weight-asian="bold" style:font-size-complex="13pt" style:font-weight-complex="bold"/>
    </style:style>
    <style:style style:name="P88" style:family="paragraph" style:parent-style-name="Standard" style:list-style-name="L7">
      <style:paragraph-properties fo:text-align="justify" style:justify-single-word="false"/>
      <style:text-properties fo:font-size="13pt" style:text-underline-style="solid" style:text-underline-width="auto" style:text-underline-color="font-color" fo:font-weight="bold" officeooo:rsid="0024f3b0" officeooo:paragraph-rsid="00634e72" style:font-size-asian="13pt" style:font-weight-asian="bold" style:font-size-complex="13pt" style:font-weight-complex="bold"/>
    </style:style>
    <style:style style:name="P89" style:family="paragraph" style:parent-style-name="Standard">
      <style:paragraph-properties fo:text-align="justify" style:justify-single-word="false"/>
      <style:text-properties fo:font-size="13pt" style:text-underline-style="none" officeooo:rsid="0000ef1f" officeooo:paragraph-rsid="00634e72" style:font-size-asian="13pt" style:font-size-complex="13pt"/>
    </style:style>
    <style:style style:name="P90" style:family="paragraph" style:parent-style-name="Standard">
      <style:paragraph-properties fo:text-align="justify" style:justify-single-word="false"/>
      <style:text-properties fo:font-size="13pt" style:text-underline-style="none" officeooo:rsid="00027f44" officeooo:paragraph-rsid="00634e72" style:font-size-asian="13pt" style:font-size-complex="13pt"/>
    </style:style>
    <style:style style:name="P91" style:family="paragraph" style:parent-style-name="Standard">
      <style:paragraph-properties fo:text-align="justify" style:justify-single-word="false"/>
      <style:text-properties fo:font-size="18pt" fo:font-style="italic" officeooo:rsid="00089f76" officeooo:paragraph-rsid="00089f76" style:font-size-asian="18pt" style:font-style-asian="italic" style:font-size-complex="18pt" style:font-style-complex="italic"/>
    </style:style>
    <style:style style:name="P92" style:family="paragraph" style:parent-style-name="Standard">
      <style:paragraph-properties fo:text-align="justify" style:justify-single-word="false"/>
      <style:text-properties fo:font-size="18pt" officeooo:rsid="00089f76" officeooo:paragraph-rsid="0026ec69" style:font-size-asian="15.75pt" style:font-size-complex="18pt"/>
    </style:style>
    <style:style style:name="P93" style:family="paragraph" style:parent-style-name="Standard">
      <style:paragraph-properties fo:text-align="justify" style:justify-single-word="false"/>
      <style:text-properties fo:font-size="18pt" officeooo:rsid="001f6e03" officeooo:paragraph-rsid="001f6e03" style:font-size-asian="18pt" style:font-size-complex="18pt"/>
    </style:style>
    <style:style style:name="P94" style:family="paragraph" style:parent-style-name="Standard">
      <style:paragraph-properties fo:text-align="justify" style:justify-single-word="false"/>
      <style:text-properties fo:font-size="15pt" officeooo:rsid="00089f76" officeooo:paragraph-rsid="00089f76" style:font-size-asian="13.1000003814697pt" style:font-size-complex="15pt"/>
    </style:style>
    <style:style style:name="P95" style:family="paragraph" style:parent-style-name="Standard">
      <style:paragraph-properties fo:text-align="justify" style:justify-single-word="false"/>
      <style:text-properties fo:font-size="15pt" fo:font-style="italic" style:text-underline-style="none" fo:font-weight="normal" officeooo:rsid="002e5324" officeooo:paragraph-rsid="005a24ad" style:font-size-asian="15pt" style:font-style-asian="italic" style:font-weight-asian="normal" style:font-size-complex="15pt" style:font-style-complex="italic" style:font-weight-complex="normal"/>
    </style:style>
    <style:style style:name="P96" style:family="paragraph" style:parent-style-name="Standard">
      <style:paragraph-properties fo:text-align="justify" style:justify-single-word="false"/>
      <style:text-properties fo:font-size="15pt" fo:font-style="italic" style:text-underline-style="none" fo:font-weight="normal" officeooo:rsid="0079bd56" officeooo:paragraph-rsid="0079bd56" style:font-size-asian="15pt" style:font-style-asian="italic" style:font-weight-asian="normal" style:font-size-complex="15pt" style:font-style-complex="italic" style:font-weight-complex="normal"/>
    </style:style>
    <style:style style:name="P97" style:family="paragraph" style:parent-style-name="Standard">
      <style:paragraph-properties fo:text-align="justify" style:justify-single-word="false"/>
      <style:text-properties fo:font-size="15pt" fo:font-style="italic" officeooo:rsid="00089f76" officeooo:paragraph-rsid="00089f76" style:font-size-asian="13.1000003814697pt" style:font-style-asian="italic" style:font-size-complex="15pt" style:font-style-complex="italic"/>
    </style:style>
    <style:style style:name="P98" style:family="paragraph" style:parent-style-name="Standard">
      <style:paragraph-properties fo:text-align="justify" style:justify-single-word="false"/>
      <style:text-properties fo:font-size="15pt" fo:font-style="normal" officeooo:rsid="00089f76" officeooo:paragraph-rsid="00089f76" style:font-size-asian="13.1000003814697pt" style:font-style-asian="normal" style:font-size-complex="15pt" style:font-style-complex="normal"/>
    </style:style>
    <style:style style:name="P99" style:family="paragraph" style:parent-style-name="Standard">
      <style:paragraph-properties fo:text-align="justify" style:justify-single-word="false"/>
      <style:text-properties fo:font-size="15pt" fo:font-style="normal" officeooo:rsid="000f5c53" officeooo:paragraph-rsid="000f5c53" style:font-size-asian="13.1000003814697pt" style:font-style-asian="normal" style:font-size-complex="15pt" style:font-style-complex="normal"/>
    </style:style>
    <style:style style:name="P100" style:family="paragraph" style:parent-style-name="Standard">
      <style:paragraph-properties fo:text-align="justify" style:justify-single-word="false"/>
      <style:text-properties fo:font-size="15pt" fo:font-style="normal" officeooo:rsid="000f5c53" officeooo:paragraph-rsid="0018fc1d" style:font-size-asian="13.1000003814697pt" style:font-style-asian="normal" style:font-size-complex="15pt" style:font-style-complex="normal"/>
    </style:style>
    <style:style style:name="P101" style:family="paragraph" style:parent-style-name="Standard">
      <style:paragraph-properties fo:text-align="justify" style:justify-single-word="false"/>
      <style:text-properties fo:font-size="15pt" fo:font-style="normal" officeooo:rsid="000f5c53" officeooo:paragraph-rsid="005181a5" style:font-size-asian="13.1000003814697pt" style:font-style-asian="normal" style:font-size-complex="15pt" style:font-style-complex="normal"/>
    </style:style>
    <style:style style:name="P102" style:family="paragraph" style:parent-style-name="Standard">
      <style:paragraph-properties fo:text-align="justify" style:justify-single-word="false"/>
      <style:text-properties fo:font-size="15pt" fo:font-style="normal" officeooo:rsid="000f5c53" officeooo:paragraph-rsid="00670470" style:font-size-asian="13.1000003814697pt" style:font-style-asian="normal" style:font-size-complex="15pt" style:font-style-complex="normal"/>
    </style:style>
    <style:style style:name="P103" style:family="paragraph" style:parent-style-name="Standard">
      <style:paragraph-properties fo:text-align="justify" style:justify-single-word="false"/>
      <style:text-properties fo:font-size="15pt" fo:font-style="normal" officeooo:rsid="000f5c53" officeooo:paragraph-rsid="00089f76" style:font-size-asian="13.1000003814697pt" style:font-style-asian="normal" style:font-size-complex="15pt" style:font-style-complex="normal"/>
    </style:style>
    <style:style style:name="P104" style:family="paragraph" style:parent-style-name="Standard">
      <style:paragraph-properties fo:text-align="justify" style:justify-single-word="false"/>
      <style:text-properties fo:font-size="15pt" fo:font-style="normal" officeooo:rsid="005181a5" officeooo:paragraph-rsid="005181a5" style:font-size-asian="13.1000003814697pt" style:font-style-asian="normal" style:font-size-complex="15pt" style:font-style-complex="normal"/>
    </style:style>
    <style:style style:name="P105" style:family="paragraph" style:parent-style-name="Standard">
      <style:paragraph-properties fo:text-align="justify" style:justify-single-word="false"/>
      <style:text-properties style:font-name="Liberation Serif" fo:font-size="12pt" fo:font-style="normal" style:text-underline-style="none" fo:font-weight="normal" officeooo:rsid="0020ffa5" officeooo:paragraph-rsid="005d3463"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style>
    <style:style style:name="P107" style:family="paragraph" style:parent-style-name="Standard">
      <style:paragraph-properties fo:text-align="justify" style:justify-single-word="false"/>
      <style:text-properties officeooo:paragraph-rsid="00634e72"/>
    </style:style>
    <style:style style:name="P108" style:family="paragraph" style:parent-style-name="Standard">
      <style:paragraph-properties fo:text-align="justify" style:justify-single-word="false"/>
      <style:text-properties fo:font-size="12pt" fo:font-style="normal" style:text-underline-style="none" fo:font-weight="normal" officeooo:rsid="00442d1c" officeooo:paragraph-rsid="004ad3ee"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fo:font-size="12pt" fo:font-style="normal" style:text-underline-style="none" fo:font-weight="normal" officeooo:rsid="003ddbb7" officeooo:paragraph-rsid="003ddbb7"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fo:font-size="12pt" fo:font-style="normal" officeooo:rsid="000f5c53" officeooo:paragraph-rsid="0018fc1d" style:font-size-asian="12pt" style:font-style-asian="normal" style:font-size-complex="12pt" style:font-style-complex="normal"/>
    </style:style>
    <style:style style:name="P111" style:family="paragraph" style:parent-style-name="Standard">
      <style:paragraph-properties fo:text-align="justify" style:justify-single-word="false"/>
      <style:text-properties fo:font-size="12pt" fo:font-style="normal" officeooo:rsid="002a61a1" officeooo:paragraph-rsid="002a61a1" style:font-size-asian="12pt" style:font-style-asian="normal" style:font-size-complex="12pt" style:font-style-complex="normal"/>
    </style:style>
    <style:style style:name="P112" style:family="paragraph" style:parent-style-name="Standard">
      <style:paragraph-properties fo:text-align="justify" style:justify-single-word="false"/>
      <style:text-properties fo:font-size="12pt" fo:font-style="normal" officeooo:rsid="002a61a1" officeooo:paragraph-rsid="005181a5" style:font-size-asian="12pt" style:font-style-asian="normal" style:font-size-complex="12pt" style:font-style-complex="normal"/>
    </style:style>
    <style:style style:name="P113" style:family="paragraph" style:parent-style-name="Standard">
      <style:paragraph-properties fo:text-align="justify" style:justify-single-word="false"/>
      <style:text-properties fo:font-size="12pt" fo:font-style="normal" officeooo:rsid="002a61a1" officeooo:paragraph-rsid="002e5324" style:font-size-asian="12pt" style:font-style-asian="normal" style:font-size-complex="12pt" style:font-style-complex="normal"/>
    </style:style>
    <style:style style:name="P114" style:family="paragraph" style:parent-style-name="Standard">
      <style:paragraph-properties fo:text-align="justify" style:justify-single-word="false"/>
      <style:text-properties fo:font-size="12pt" fo:font-style="normal" officeooo:rsid="002a61a1" officeooo:paragraph-rsid="00670470" style:font-size-asian="12pt" style:font-style-asian="normal" style:font-size-complex="12pt" style:font-style-complex="normal"/>
    </style:style>
    <style:style style:name="P115" style:family="paragraph" style:parent-style-name="Standard">
      <style:paragraph-properties fo:text-align="justify" style:justify-single-word="false"/>
      <style:text-properties fo:font-size="12pt" fo:font-style="normal" officeooo:rsid="002f8281" officeooo:paragraph-rsid="005181a5" style:font-size-asian="12pt" style:font-style-asian="normal" style:font-size-complex="12pt" style:font-style-complex="normal"/>
    </style:style>
    <style:style style:name="P116" style:family="paragraph" style:parent-style-name="Standard">
      <style:paragraph-properties fo:text-align="justify" style:justify-single-word="false"/>
      <style:text-properties fo:font-size="12pt" fo:font-style="normal" officeooo:rsid="002e5324" officeooo:paragraph-rsid="002e5324" style:font-size-asian="12pt" style:font-style-asian="normal" style:font-size-complex="12pt" style:font-style-complex="normal"/>
    </style:style>
    <style:style style:name="P117" style:family="paragraph" style:parent-style-name="Standard">
      <style:paragraph-properties fo:text-align="justify" style:justify-single-word="false"/>
      <style:text-properties fo:font-size="12pt" fo:font-style="normal" officeooo:rsid="0059d876" officeooo:paragraph-rsid="0059d876" style:font-size-asian="12pt" style:font-style-asian="normal" style:font-size-complex="12pt" style:font-style-complex="normal"/>
    </style:style>
    <style:style style:name="P118" style:family="paragraph" style:parent-style-name="Standard">
      <style:paragraph-properties fo:text-align="justify" style:justify-single-word="false"/>
      <style:text-properties fo:font-size="12pt" style:text-underline-style="none" officeooo:rsid="00054e85" officeooo:paragraph-rsid="00634e72" style:font-size-asian="12pt" style:font-size-complex="12pt"/>
    </style:style>
    <style:style style:name="P119" style:family="paragraph" style:parent-style-name="Standard">
      <style:paragraph-properties fo:text-align="justify" style:justify-single-word="false"/>
      <style:text-properties fo:font-size="12pt" style:text-underline-style="none" officeooo:rsid="00027f44" officeooo:paragraph-rsid="00634e72" style:font-size-asian="12pt" style:font-size-complex="12pt"/>
    </style:style>
    <style:style style:name="P120" style:family="paragraph" style:parent-style-name="Standard">
      <style:paragraph-properties fo:text-align="justify" style:justify-single-word="false"/>
      <style:text-properties fo:font-size="12pt" style:text-underline-style="none" fo:font-weight="normal" officeooo:rsid="0012b205" officeooo:paragraph-rsid="00634e72" style:font-size-asian="10.5pt" style:font-weight-asian="normal" style:font-size-complex="12pt" style:font-weight-complex="normal"/>
    </style:style>
    <style:style style:name="P121" style:family="paragraph" style:parent-style-name="Standard">
      <style:paragraph-properties fo:text-align="justify" style:justify-single-word="false"/>
      <style:text-properties fo:font-size="12pt" style:text-underline-style="none" fo:font-weight="normal" officeooo:rsid="0006ab64" officeooo:paragraph-rsid="00634e72" style:font-size-asian="10.5pt" style:font-weight-asian="normal" style:font-size-complex="12pt" style:font-weight-complex="normal"/>
    </style:style>
    <style:style style:name="P122" style:family="paragraph" style:parent-style-name="Standard">
      <style:paragraph-properties fo:text-align="justify" style:justify-single-word="false"/>
      <style:text-properties fo:font-size="12pt" style:text-underline-style="none" fo:font-weight="normal" officeooo:rsid="0007eb12" officeooo:paragraph-rsid="00634e72" style:font-size-asian="10.5pt" style:font-weight-asian="normal" style:font-size-complex="12pt" style:font-weight-complex="normal"/>
    </style:style>
    <style:style style:name="P123" style:family="paragraph" style:parent-style-name="Standard">
      <style:paragraph-properties fo:text-align="justify" style:justify-single-word="false"/>
      <style:text-properties fo:font-size="12pt" style:text-underline-style="none" fo:font-weight="normal" officeooo:rsid="000b6f88" officeooo:paragraph-rsid="00634e72" style:font-size-asian="10.5pt" style:font-weight-asian="normal" style:font-size-complex="12pt" style:font-weight-complex="normal"/>
    </style:style>
    <style:style style:name="P124" style:family="paragraph" style:parent-style-name="Standard">
      <style:paragraph-properties fo:text-align="justify" style:justify-single-word="false"/>
      <style:text-properties fo:font-size="12pt" style:text-underline-style="none" fo:font-weight="normal" officeooo:rsid="000e117f" officeooo:paragraph-rsid="00634e72" style:font-size-asian="10.5pt" style:font-weight-asian="normal" style:font-size-complex="12pt" style:font-weight-complex="normal"/>
    </style:style>
    <style:style style:name="P125" style:family="paragraph" style:parent-style-name="Standard">
      <style:paragraph-properties fo:text-align="justify" style:justify-single-word="false"/>
      <style:text-properties fo:font-size="12pt" style:text-underline-style="none" fo:font-weight="normal" officeooo:rsid="00120489" officeooo:paragraph-rsid="00634e72" style:font-size-asian="10.5pt" style:font-weight-asian="normal" style:font-size-complex="12pt" style:font-weight-complex="normal"/>
    </style:style>
    <style:style style:name="P126" style:family="paragraph" style:parent-style-name="Standard">
      <style:paragraph-properties fo:text-align="justify" style:justify-single-word="false"/>
      <style:text-properties fo:font-size="12pt" fo:font-style="italic" officeooo:rsid="00089f76" officeooo:paragraph-rsid="00089f76" style:font-size-asian="10.5pt" style:font-style-asian="italic" style:font-size-complex="12pt" style:font-style-complex="italic"/>
    </style:style>
    <style:style style:name="P127" style:family="paragraph" style:parent-style-name="Standard">
      <style:paragraph-properties fo:text-align="justify" style:justify-single-word="false"/>
      <style:text-properties style:text-underline-style="none" fo:font-weight="normal" officeooo:rsid="001efb4a" officeooo:paragraph-rsid="006b0805" style:font-weight-asian="normal" style:font-weight-complex="normal"/>
    </style:style>
    <style:style style:name="P128" style:family="paragraph" style:parent-style-name="Standard">
      <style:paragraph-properties fo:text-align="justify" style:justify-single-word="false"/>
      <style:text-properties fo:font-size="14pt" style:text-underline-style="solid" style:text-underline-width="auto" style:text-underline-color="font-color" officeooo:rsid="00212cd8" officeooo:paragraph-rsid="00634e72" style:font-size-asian="14pt" style:font-size-complex="14pt"/>
    </style:style>
    <style:style style:name="P129" style:family="paragraph" style:parent-style-name="Standard">
      <style:paragraph-properties fo:text-align="justify" style:justify-single-word="false"/>
      <style:text-properties fo:font-size="14pt" officeooo:rsid="00089f76" officeooo:paragraph-rsid="00089f76" style:font-size-asian="12.25pt" style:font-size-complex="14pt"/>
    </style:style>
    <style:style style:name="P130" style:family="paragraph" style:parent-style-name="Standard">
      <style:paragraph-properties fo:text-align="justify" style:justify-single-word="false"/>
      <style:text-properties fo:font-size="30pt" officeooo:rsid="00089f76" officeooo:paragraph-rsid="00089f76" style:font-size-asian="30pt" style:font-size-complex="30pt"/>
    </style:style>
    <style:style style:name="P131" style:family="paragraph" style:parent-style-name="Standard">
      <style:paragraph-properties fo:text-align="justify" style:justify-single-word="false"/>
      <style:text-properties fo:font-size="20pt" officeooo:rsid="00089f76" officeooo:paragraph-rsid="00089f76" style:font-size-asian="20pt" style:font-size-complex="20pt"/>
    </style:style>
    <style:style style:name="P132" style:family="paragraph" style:parent-style-name="Standard">
      <style:paragraph-properties fo:text-align="justify" style:justify-single-word="false"/>
      <style:text-properties fo:font-size="24pt" officeooo:rsid="00089f76" officeooo:paragraph-rsid="0026ec69" style:font-size-asian="24pt" style:font-size-complex="24pt"/>
    </style:style>
    <style:style style:name="P133" style:family="paragraph" style:parent-style-name="Standard">
      <style:paragraph-properties fo:text-align="justify" style:justify-single-word="false"/>
      <style:text-properties fo:font-size="24pt" fo:font-style="italic" style:text-underline-style="solid" style:text-underline-width="auto" style:text-underline-color="font-color" fo:font-weight="bold" officeooo:rsid="0028440f" officeooo:paragraph-rsid="0028440f" style:font-size-asian="24pt" style:font-style-asian="italic" style:font-weight-asian="bold" style:font-size-complex="24pt" style:font-style-complex="italic" style:font-weight-complex="bold"/>
    </style:style>
    <style:style style:name="P134" style:family="paragraph" style:parent-style-name="Standard">
      <style:paragraph-properties fo:text-align="justify" style:justify-single-word="false"/>
      <style:text-properties fo:font-size="24pt" fo:font-style="italic" style:text-underline-style="solid" style:text-underline-width="auto" style:text-underline-color="font-color" fo:font-weight="bold" officeooo:rsid="005a24ad" officeooo:paragraph-rsid="005a24ad" style:font-size-asian="24pt" style:font-style-asian="italic" style:font-weight-asian="bold" style:font-size-complex="24pt" style:font-style-complex="italic" style:font-weight-complex="bold"/>
    </style:style>
    <style:style style:name="P135" style:family="paragraph" style:parent-style-name="Standard">
      <style:paragraph-properties fo:text-align="justify" style:justify-single-word="false"/>
      <style:text-properties fo:font-size="24pt" fo:font-style="italic" style:text-underline-style="solid" style:text-underline-width="auto" style:text-underline-color="font-color" fo:font-weight="bold" officeooo:rsid="005181a5" officeooo:paragraph-rsid="005181a5" style:font-size-asian="24pt" style:font-style-asian="italic" style:font-weight-asian="bold" style:font-size-complex="24pt" style:font-style-complex="italic" style:font-weight-complex="bold"/>
    </style:style>
    <style:style style:name="P136" style:family="paragraph" style:parent-style-name="Standard">
      <style:paragraph-properties fo:text-align="justify" style:justify-single-word="false"/>
      <style:text-properties style:text-underline-style="solid" style:text-underline-width="auto" style:text-underline-color="font-color" fo:font-weight="bold" officeooo:rsid="001da97e" officeooo:paragraph-rsid="006b0805" style:font-weight-asian="bold" style:font-weight-complex="bold"/>
    </style:style>
    <style:style style:name="P137" style:family="paragraph" style:parent-style-name="Standard">
      <style:paragraph-properties fo:margin-left="0cm" fo:margin-right="0cm" fo:text-align="justify" style:justify-single-word="false" fo:text-indent="0cm" style:auto-text-indent="false" style:writing-mode="page"/>
      <style:text-properties fo:font-size="15pt" officeooo:rsid="00089f76" officeooo:paragraph-rsid="00089f76" style:font-size-asian="13.1000003814697pt" style:font-size-complex="15pt"/>
    </style:style>
    <style:style style:name="P138" style:family="paragraph" style:parent-style-name="Standard">
      <style:paragraph-properties fo:margin-left="0cm" fo:margin-right="0cm" fo:text-align="justify" style:justify-single-word="false" fo:text-indent="0cm" style:auto-text-indent="false" style:writing-mode="page"/>
      <style:text-properties fo:font-size="15pt" officeooo:rsid="00089f76" officeooo:paragraph-rsid="0026723b" style:font-size-asian="13.1000003814697pt" style:font-size-complex="15pt"/>
    </style:style>
    <style:style style:name="T1" style:family="text">
      <style:text-properties style:font-name="Liberation Serif" fo:font-size="15pt" fo:font-style="normal" style:text-underline-style="none" fo:font-weight="normal" style:font-size-asian="15pt" style:font-style-asian="normal" style:font-weight-asian="normal" style:font-size-complex="15pt" style:font-style-complex="normal" style:font-weight-complex="normal"/>
    </style:style>
    <style:style style:name="T2" style:family="text">
      <style:text-properties style:font-name="Liberation Serif" fo:font-style="normal" style:font-style-asian="normal" style:font-style-complex="normal"/>
    </style:style>
    <style:style style:name="T3" style:family="text">
      <style:text-properties style:font-name="Liberation Serif" fo:font-style="normal" officeooo:rsid="000a74e3" style:font-style-asian="normal" style:font-style-complex="normal"/>
    </style:style>
    <style:style style:name="T4" style:family="text">
      <style:text-properties style:font-name="Liberation Serif" fo:font-style="normal" officeooo:rsid="000af7f7" style:font-style-asian="normal" style:font-style-complex="normal"/>
    </style:style>
    <style:style style:name="T5" style:family="text">
      <style:text-properties style:font-name="Liberation Serif" fo:font-style="normal" officeooo:rsid="000b3e7e" style:font-style-asian="normal" style:font-style-complex="normal"/>
    </style:style>
    <style:style style:name="T6" style:family="text">
      <style:text-properties style:font-name="Liberation Serif" fo:font-style="normal" officeooo:rsid="000d2e0c" style:font-style-asian="normal" style:font-style-complex="normal"/>
    </style:style>
    <style:style style:name="T7" style:family="text">
      <style:text-properties style:font-name="Liberation Serif" fo:font-style="normal" style:text-underline-style="none" fo:font-weight="normal" style:font-style-asian="normal" style:font-weight-asian="normal" style:font-style-complex="normal" style:font-weight-complex="normal"/>
    </style:style>
    <style:style style:name="T8" style:family="text">
      <style:text-properties style:font-name="Liberation Serif" fo:font-style="normal" style:text-underline-style="none" fo:font-weight="normal" officeooo:rsid="000a74e3" style:font-style-asian="normal" style:font-weight-asian="normal" style:font-style-complex="normal" style:font-weight-complex="normal"/>
    </style:style>
    <style:style style:name="T9" style:family="text">
      <style:text-properties style:font-name="Liberation Serif" fo:font-size="18pt"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style:font-name="Liberation Serif"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11" style:family="text">
      <style:text-properties officeooo:rsid="000ca4fa"/>
    </style:style>
    <style:style style:name="T12" style:family="text">
      <style:text-properties officeooo:rsid="000d2e0c"/>
    </style:style>
    <style:style style:name="T1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4" style:family="text">
      <style:text-properties officeooo:rsid="000fb569"/>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officeooo:rsid="0012b3ae" style:font-weight-asian="bold" style:font-weight-complex="bold"/>
    </style:style>
    <style:style style:name="T17" style:family="text">
      <style:text-properties style:text-underline-style="solid" style:text-underline-width="auto" style:text-underline-color="font-color" fo:font-weight="bold" officeooo:rsid="00139cf2" style:font-weight-asian="bold" style:font-weight-complex="bold"/>
    </style:style>
    <style:style style:name="T18" style:family="text">
      <style:text-properties style:text-underline-style="solid" style:text-underline-width="auto" style:text-underline-color="font-color" officeooo:rsid="00212cd8"/>
    </style:style>
    <style:style style:name="T19" style:family="text">
      <style:text-properties fo:font-size="12pt" style:font-size-asian="12pt" style:font-size-complex="12pt"/>
    </style:style>
    <style:style style:name="T20" style:family="text">
      <style:text-properties fo:font-size="12pt" officeooo:rsid="0018fc1d" style:font-size-asian="12pt" style:font-size-complex="12pt"/>
    </style:style>
    <style:style style:name="T21" style:family="text">
      <style:text-properties fo:font-size="12pt" officeooo:rsid="001ac2c7" style:font-size-asian="12pt" style:font-size-complex="12pt"/>
    </style:style>
    <style:style style:name="T22" style:family="text">
      <style:text-properties fo:font-size="12pt" officeooo:rsid="002a61a1" style:font-size-asian="12pt" style:font-size-complex="12pt"/>
    </style:style>
    <style:style style:name="T23" style:family="text">
      <style:text-properties fo:font-size="12pt" officeooo:rsid="005181a5" style:font-size-asian="12pt" style:font-size-complex="12pt"/>
    </style:style>
    <style:style style:name="T24" style:family="text">
      <style:text-properties fo:font-size="12pt" officeooo:rsid="0001a0d0" style:font-size-asian="12pt" style:font-size-complex="12pt"/>
    </style:style>
    <style:style style:name="T25" style:family="text">
      <style:text-properties fo:font-size="12pt" officeooo:rsid="00670470" style:font-size-asian="12pt" style:font-size-complex="12pt"/>
    </style:style>
    <style:style style:name="T26"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27" style:family="text">
      <style:text-properties fo:font-size="12pt" fo:font-style="normal" style:text-underline-style="none" fo:font-weight="normal" officeooo:rsid="0052d2fa" style:font-size-asian="10.5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5181a5" style:font-size-asian="10.5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0559606" style:font-size-asian="10.5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officeooo:rsid="0057d236" style:font-size-asian="10.5pt" style:font-style-asian="normal" style:font-weight-asian="normal" style:font-size-complex="12pt" style:font-style-complex="normal" style:font-weight-complex="normal"/>
    </style:style>
    <style:style style:name="T31" style:family="text">
      <style:text-properties fo:font-size="12pt" fo:font-style="normal" style:text-underline-style="none" fo:font-weight="normal" officeooo:rsid="001c3868" style:font-size-asian="10.5pt" style:font-style-asian="normal" style:font-weight-asian="normal" style:font-size-complex="12pt" style:font-style-complex="normal" style:font-weight-complex="normal"/>
    </style:style>
    <style:style style:name="T32" style:family="text">
      <style:text-properties fo:font-size="12pt" fo:font-style="normal" style:text-underline-style="none" fo:font-weight="normal" officeooo:rsid="001dcbd1" style:font-size-asian="10.5pt" style:font-style-asian="normal" style:font-weight-asian="normal" style:font-size-complex="12pt" style:font-style-complex="normal" style:font-weight-complex="normal"/>
    </style:style>
    <style:style style:name="T33" style:family="text">
      <style:text-properties fo:font-size="12pt" fo:font-style="normal" style:text-underline-style="none" fo:font-weight="normal" officeooo:rsid="005e122a" style:font-size-asian="10.5pt" style:font-style-asian="normal" style:font-weight-asian="normal" style:font-size-complex="12pt" style:font-style-complex="normal" style:font-weight-complex="normal"/>
    </style:style>
    <style:style style:name="T34"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35" style:family="text">
      <style:text-properties fo:font-size="12pt" fo:font-style="normal" style:text-underline-style="solid" style:text-underline-width="auto" style:text-underline-color="font-color" fo:font-weight="normal" officeooo:rsid="0052d2fa" style:font-size-asian="10.5pt" style:font-style-asian="normal" style:font-weight-asian="normal" style:font-size-complex="12pt" style:font-style-complex="normal" style:font-weight-complex="normal"/>
    </style:style>
    <style:style style:name="T36" style:family="text">
      <style:text-properties fo:font-size="12pt" fo:font-style="normal" style:text-underline-style="solid" style:text-underline-width="auto" style:text-underline-color="font-color" fo:font-weight="normal" officeooo:rsid="005181a5" style:font-size-asian="10.5pt" style:font-style-asian="normal" style:font-weight-asian="normal" style:font-size-complex="12pt" style:font-style-complex="normal" style:font-weight-complex="normal"/>
    </style:style>
    <style:style style:name="T37" style:family="text">
      <style:text-properties fo:font-size="12pt" fo:font-style="normal" style:text-underline-style="solid" style:text-underline-width="auto" style:text-underline-color="font-color" fo:font-weight="normal" officeooo:rsid="0057d236" style:font-size-asian="10.5pt" style:font-style-asian="normal" style:font-weight-asian="normal" style:font-size-complex="12pt" style:font-style-complex="normal" style:font-weight-complex="normal"/>
    </style:style>
    <style:style style:name="T38" style:family="text">
      <style:text-properties fo:font-size="12pt" fo:font-style="normal" style:text-underline-style="solid" style:text-underline-width="auto" style:text-underline-color="font-color" fo:font-weight="normal" officeooo:rsid="005e122a" style:font-size-asian="10.5pt" style:font-style-asian="normal" style:font-weight-asian="normal" style:font-size-complex="12pt" style:font-style-complex="normal" style:font-weight-complex="normal"/>
    </style:style>
    <style:style style:name="T39" style:family="text">
      <style:text-properties style:text-underline-style="none"/>
    </style:style>
    <style:style style:name="T40" style:family="text">
      <style:text-properties style:text-underline-style="none" fo:font-weight="normal" style:font-weight-asian="normal" style:font-weight-complex="normal"/>
    </style:style>
    <style:style style:name="T41" style:family="text">
      <style:text-properties style:text-underline-style="none" fo:font-weight="normal" officeooo:rsid="00264895" style:font-weight-asian="normal" style:font-weight-complex="normal"/>
    </style:style>
    <style:style style:name="T42" style:family="text">
      <style:text-properties style:text-underline-style="none" fo:font-weight="bold" officeooo:rsid="001ddc1c" style:font-weight-asian="bold" style:font-weight-complex="bold"/>
    </style:style>
    <style:style style:name="T43" style:family="text">
      <style:text-properties officeooo:rsid="0017d471"/>
    </style:style>
    <style:style style:name="T44" style:family="text">
      <style:text-properties officeooo:rsid="001bbd5a"/>
    </style:style>
    <style:style style:name="T45" style:family="text">
      <style:text-properties officeooo:rsid="0021db46"/>
    </style:style>
    <style:style style:name="T46" style:family="text">
      <style:text-properties officeooo:rsid="001fe418"/>
    </style:style>
    <style:style style:name="T47" style:family="text">
      <style:text-properties officeooo:rsid="0016d21e"/>
    </style:style>
    <style:style style:name="T48" style:family="text">
      <style:text-properties officeooo:rsid="0018fc1d"/>
    </style:style>
    <style:style style:name="T49" style:family="text">
      <style:text-properties officeooo:rsid="001ac77a"/>
    </style:style>
    <style:style style:name="T50" style:family="text">
      <style:text-properties officeooo:rsid="00234487"/>
    </style:style>
    <style:style style:name="T51"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52" style:family="text">
      <style:text-properties fo:font-size="24pt" style:text-underline-style="solid" style:text-underline-width="auto" style:text-underline-color="font-color" fo:font-weight="bold" officeooo:rsid="001ddc1c" style:font-size-asian="24pt" style:font-weight-asian="bold" style:font-size-complex="24pt" style:font-weight-complex="bold"/>
    </style:style>
    <style:style style:name="T53" style:family="text">
      <style:text-properties officeooo:rsid="0028440f"/>
    </style:style>
    <style:style style:name="T54" style:family="text">
      <style:text-properties officeooo:rsid="002b203d"/>
    </style:style>
    <style:style style:name="T55" style:family="text">
      <style:text-properties officeooo:rsid="002e5324"/>
    </style:style>
    <style:style style:name="T56" style:family="text">
      <style:text-properties officeooo:rsid="0031a9d8"/>
    </style:style>
    <style:style style:name="T57" style:family="text">
      <style:text-properties officeooo:rsid="0031e942"/>
    </style:style>
    <style:style style:name="T58" style:family="text">
      <style:text-properties officeooo:rsid="0032980f"/>
    </style:style>
    <style:style style:name="T59" style:family="text">
      <style:text-properties officeooo:rsid="00412eec"/>
    </style:style>
    <style:style style:name="T60" style:family="text">
      <style:text-properties officeooo:rsid="00420896"/>
    </style:style>
    <style:style style:name="T61" style:family="text">
      <style:text-properties officeooo:rsid="0043bbdb"/>
    </style:style>
    <style:style style:name="T62" style:family="text">
      <style:text-properties officeooo:rsid="0046ff63"/>
    </style:style>
    <style:style style:name="T63" style:family="text">
      <style:text-properties officeooo:rsid="0048fbfa"/>
    </style:style>
    <style:style style:name="T64" style:family="text">
      <style:text-properties officeooo:rsid="000ab42e"/>
    </style:style>
    <style:style style:name="T65" style:family="text">
      <style:text-properties style:use-window-font-color="true" fo:font-size="12pt" fo:font-weight="normal" fo:background-color="transparent" loext:char-shading-value="0" style:font-name-asian="Liberation Serif1" style:font-name-complex="Liberation Serif1"/>
    </style:style>
    <style:style style:name="T66" style:family="text">
      <style:text-properties style:use-window-font-color="true" fo:font-size="12pt" fo:font-weight="normal" officeooo:rsid="000ab42e" fo:background-color="transparent" loext:char-shading-value="0" style:font-name-asian="Liberation Serif1" style:font-name-complex="Liberation Serif1"/>
    </style:style>
    <style:style style:name="T67" style:family="text">
      <style:text-properties style:use-window-font-color="true" fo:font-size="12pt" fo:font-weight="normal" fo:background-color="transparent" loext:char-shading-value="0" style:font-name-asian="Calibri" style:font-name-complex="Calibri"/>
    </style:style>
    <style:style style:name="T68" style:family="text">
      <style:text-properties officeooo:rsid="0044a00a"/>
    </style:style>
    <style:style style:name="T69" style:family="text">
      <style:text-properties officeooo:rsid="00440763"/>
    </style:style>
    <style:style style:name="T70" style:family="text">
      <style:text-properties officeooo:rsid="00493b24"/>
    </style:style>
    <style:style style:name="T71" style:family="text">
      <style:text-properties officeooo:rsid="004afad2"/>
    </style:style>
    <style:style style:name="T72" style:family="text">
      <style:text-properties officeooo:rsid="005181a5"/>
    </style:style>
    <style:style style:name="T73" style:family="text">
      <style:text-properties officeooo:rsid="00559606"/>
    </style:style>
    <style:style style:name="T74" style:family="text">
      <style:text-properties fo:font-variant="normal" fo:text-transform="none" fo:color="#222222" style:font-name="Liberation Serif" fo:font-size="12pt" fo:letter-spacing="normal" fo:font-style="normal" style:text-underline-style="none" fo:font-weight="normal" style:font-style-asian="normal" style:font-weight-asian="normal" style:font-style-complex="normal" style:font-weight-complex="normal"/>
    </style:style>
    <style:style style:name="T75"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6" style:family="text">
      <style:text-properties fo:font-variant="normal" fo:text-transform="none" fo:color="#000000" style:font-name="Liberation Serif" fo:font-size="12pt" fo:letter-spacing="normal" fo:font-style="normal" style:text-underline-style="none" fo:font-weight="normal" officeooo:rsid="0052d2fa" style:font-size-asian="12pt" style:font-style-asian="normal" style:font-weight-asian="normal" style:font-size-complex="12pt" style:font-style-complex="normal" style:font-weight-complex="normal"/>
    </style:style>
    <style:style style:name="T77" style:family="text">
      <style:text-properties fo:font-variant="normal" fo:text-transform="none" fo:color="#000000" style:font-name="Liberation Serif" fo:font-size="12pt" fo:letter-spacing="normal" fo:font-style="normal" style:text-underline-style="none" fo:font-weight="normal" style:font-style-asian="normal" style:font-weight-asian="normal" style:font-style-complex="normal" style:font-weight-complex="normal"/>
    </style:style>
    <style:style style:name="T78" style:family="text">
      <style:text-properties fo:font-variant="normal" fo:text-transform="none" fo:color="#000000" style:font-name="Liberation Serif"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7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8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style-complex="normal" style:font-weight-complex="normal"/>
    </style:style>
    <style:style style:name="T8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2d2fa" style:text-blinking="false" fo:background-color="#ffffff" loext:char-shading-value="0" style:font-size-asian="12pt" style:font-style-asian="normal" style:font-weight-asian="normal" style:font-size-complex="12pt" style:font-style-complex="normal" style:font-weight-complex="normal"/>
    </style:style>
    <style:style style:name="T82" style:family="text">
      <style:text-properties fo:color="#000000"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83" style:family="text">
      <style:text-properties fo:color="#000000" style:font-name="Liberation Serif" fo:font-size="12pt" fo:font-style="normal" style:text-underline-style="none" fo:font-weight="normal" officeooo:rsid="0052d2fa" style:font-size-asian="12pt" style:font-style-asian="normal" style:font-weight-asian="normal" style:font-size-complex="12pt" style:font-style-complex="normal" style:font-weight-complex="normal"/>
    </style:style>
    <style:style style:name="T84" style:family="text">
      <style:text-properties fo:color="#000000" style:font-name="Liberation Serif" fo:font-size="12pt" fo:font-style="normal" style:text-underline-style="none" fo:font-weight="normal" officeooo:rsid="005e122a" style:font-size-asian="10.5pt" style:font-style-asian="normal" style:font-weight-asian="normal" style:font-size-complex="12pt" style:font-style-complex="normal" style:font-weight-complex="normal"/>
    </style:style>
    <style:style style:name="T85" style:family="text">
      <style:text-properties fo:color="#000000" style:font-name="Liberation Serif" fo:font-size="12pt" fo:font-style="normal" style:text-underline-style="none" fo:font-weight="normal" officeooo:rsid="00618834" style:font-size-asian="10.5pt" style:font-style-asian="normal" style:font-weight-asian="normal" style:font-size-complex="12pt" style:font-style-complex="normal" style:font-weight-complex="normal"/>
    </style:style>
    <style:style style:name="T86" style:family="text">
      <style:text-properties fo:color="#000000" style:font-name="Liberation Serif" fo:font-size="12pt" fo:letter-spacing="normal" fo:font-style="normal" style:text-underline-style="none" fo:font-weight="normal" officeooo:rsid="0052d2fa" style:font-size-asian="12pt" style:font-style-asian="normal" style:font-weight-asian="normal" style:font-size-complex="12pt" style:font-style-complex="normal" style:font-weight-complex="normal"/>
    </style:style>
    <style:style style:name="T87" style:family="text">
      <style:text-properties fo:color="#000000" style:font-name="Liberation Serif" fo:font-style="normal" style:text-underline-style="none" fo:font-weight="normal" style:font-style-asian="normal" style:font-weight-asian="normal" style:font-style-complex="normal" style:font-weight-complex="normal"/>
    </style:style>
    <style:style style:name="T88" style:family="text">
      <style:text-properties officeooo:rsid="005a24ad"/>
    </style:style>
    <style:style style:name="T89" style:family="text">
      <style:text-properties officeooo:rsid="002184f3"/>
    </style:style>
    <style:style style:name="T90" style:family="text">
      <style:text-properties style:font-name="Verdana" fo:font-size="10pt"/>
    </style:style>
    <style:style style:name="T91" style:family="text">
      <style:text-properties style:font-name="Verdana" fo:font-size="10pt" officeooo:rsid="001c3868"/>
    </style:style>
    <style:style style:name="T92" style:family="text">
      <style:text-properties officeooo:rsid="001dc154"/>
    </style:style>
    <style:style style:name="T93" style:family="text">
      <style:text-properties officeooo:rsid="001f8b9a"/>
    </style:style>
    <style:style style:name="T94" style:family="text">
      <style:text-properties officeooo:rsid="001f2fad"/>
    </style:style>
    <style:style style:name="T95" style:family="text">
      <style:text-properties officeooo:rsid="0020b06d"/>
    </style:style>
    <style:style style:name="T96" style:family="text">
      <style:text-properties officeooo:rsid="001410ad"/>
    </style:style>
    <style:style style:name="T97" style:family="text">
      <style:text-properties officeooo:rsid="000cdc9e"/>
    </style:style>
    <style:style style:name="T98" style:family="text">
      <style:text-properties officeooo:rsid="00106104"/>
    </style:style>
    <style:style style:name="T99" style:family="text">
      <style:text-properties officeooo:rsid="0012b205"/>
    </style:style>
    <style:style style:name="T100" style:family="text">
      <style:text-properties officeooo:rsid="00670470"/>
    </style:style>
    <style:style style:name="T101" style:family="text">
      <style:text-properties officeooo:rsid="0023beb0"/>
    </style:style>
    <style:style style:name="T102" style:family="text">
      <style:text-properties officeooo:rsid="0020225b"/>
    </style:style>
    <style:style style:name="T103" style:family="text">
      <style:text-properties officeooo:rsid="0021ec39"/>
    </style:style>
    <style:style style:name="T104" style:family="text">
      <style:text-properties fo:font-style="italic" officeooo:rsid="007192f3" style:font-style-asian="italic" style:font-style-complex="italic"/>
    </style:style>
    <style:style style:name="T105" style:family="text">
      <style:text-properties officeooo:rsid="006bb4b9"/>
    </style:style>
    <style:style style:name="T106" style:family="text">
      <style:text-properties officeooo:rsid="006f643d"/>
    </style:style>
    <style:style style:name="T107" style:family="text">
      <style:text-properties officeooo:rsid="007192f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center" style:horizontal-rel="paragraph" draw:ole-draw-aspect="1"/>
    </style:style>
    <style:style style:name="fr9"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3333" draw:textarea-horizontal-align="justify" draw:textarea-vertical-align="middle" draw:auto-grow-height="false" fo:min-height="0.097cm" fo:min-width="16.4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30">PROJET TUTEURE</text:p>
      <text:p text:style-name="P106"/>
      <text:p text:style-name="P106"/>
      <text:p text:style-name="P106"/>
      <text:p text:style-name="P106"/>
      <text:p text:style-name="P106"/>
      <text:p text:style-name="P131">Implémentation d'un lecteur de badges dans le cadre d'un système de gestion de restaurant d'entreprise</text:p>
      <text:p text:style-name="P131"/>
      <text:p text:style-name="P131"/>
      <text:p text:style-name="P131"/>
      <text:p text:style-name="P137"><text:s text:c="4"/>BETHOULE Yohann</text:p>
      <text:p text:style-name="P137"><text:s text:c="3"/>BROUSSE Anthony</text:p>
      <text:p text:style-name="P138"><text:s text:c="8"/>GANDBOEUF Bastien</text:p>
      <text:p text:style-name="P138">PERROT Léandre</text:p>
      <text:p text:style-name="P137"><text:s text:c="4"/>TESSANNE Jeremy</text:p>
      <text:p text:style-name="P1"/>
      <text:p text:style-name="P1"/>
      <text:p text:style-name="P1"/>
      <text:p text:style-name="P1"/>
      <text:p text:style-name="P1"/>
      <text:p text:style-name="P1"/>
      <text:p text:style-name="P1"/>
      <text:p text:style-name="P1"/>
      <text:p text:style-name="P1"/>
      <text:p text:style-name="P129">IUT de Clermont-Ferrand, <text:span text:style-name="T49">Département</text:span> Informatique, Année 2016-2017</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Nous autorisons la diffusion de notre rapport sur l'intranet de l'IU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91">Remerciements</text:p>
      <text:p text:style-name="P1"/>
      <text:p text:style-name="P1"/>
      <text:p text:style-name="P1"/>
      <text:p text:style-name="P1"/>
      <text:p text:style-name="P1"/>
      <text:p text:style-name="P1"/>
      <text:p text:style-name="P105"><text:tab/>Nous tenons à remercier notre tuteur Monsieur Bernard Jampy, qui nous a été d'une aide précieuse et qui nous a consacré du temps. </text:p>
      <text:p text:style-name="P105"><text:tab/>Nous souhaitons aussi remercier Madame Pascale Brigoulet, chef du département informatique, ainsi que Monsieur David Delon pour le prêt et l'achat du matériel nécessaire à la réalisation de notre projet.</text:p>
      <text:p text:style-name="P105"><text:tab/>De plus nous remercions nos enseignant de gestion, Madame <text:span text:style-name="T89">Genevieve Castanet et Madame Emilie Caldeira, pour leur collaboration pour la rédaction du cahier des <text:s/>charges mais aussi de la gestion de notre projet.</text:span></text:p>
      <text:p text:style-name="P105"><text:tab/>Enfin, nous tenions à remercier Monsieur Marc Chevaldonné, enseignant de l'IUT pour son aide lors du développement de notre application.</text:p>
      <text:p text:style-name="P1"/>
      <text:p text:style-name="P1"/>
      <text:p text:style-name="P1"/>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8"><text:soft-page-break/><text:tab/><text:span text:style-name="T13">SOMMAIRE</text:span></text:p>
      <text:p text:style-name="P97"/>
      <text:p text:style-name="P97"/>
      <text:p text:style-name="P97"/>
      <text:p text:style-name="P99">Introduction……………………………………………………………………..5</text:p>
      <text:p text:style-name="P97"/>
      <text:p text:style-name="P100">Présentation du <text:span text:style-name="T14">projet</text:span>…………………………………………………………...6</text:p>
      <text:p text:style-name="P100"><text:span text:style-name="T48"><text:tab/></text:span><text:span text:style-name="T20">1. Objectifs du projet…………………………………………………………………………</text:span><text:span text:style-name="T21">6</text:span></text:p>
      <text:p text:style-name="P110"><text:span text:style-name="T48"><text:tab/>2. Choix matériels et techniques……………………………………………………………...7</text:span> </text:p>
      <text:p text:style-name="P97"/>
      <text:p text:style-name="P99">Suivi de projet…………………………………………………………………..<text:span text:style-name="T50">8</text:span></text:p>
      <text:p text:style-name="P99"/>
      <text:p text:style-name="P99">Analyse…………………………………………………………………………</text:p>
      <text:p text:style-name="P111"><text:tab/>1. Cas d’utilisation…………………………………………………………………………..</text:p>
      <text:p text:style-name="P111"><text:tab/>2. Diagramme de Séquence…………………………………………………………………</text:p>
      <text:p text:style-name="P111"><text:tab/>3. Diagramme de Classe…………………………………………………………………….</text:p>
      <text:p text:style-name="P115"><text:tab/>4. Diagramme de Pa<text:span text:style-name="T56">ckage………………………………………………………………….</text:span></text:p>
      <text:p text:style-name="P112"><text:tab/><text:span text:style-name="T56">5. MCD/MLD………………………………………………………………………………</text:span>.</text:p>
      <text:p text:style-name="P116"><text:tab/><text:span text:style-name="T56">6</text:span>. Sketchs <text:span text:style-name="T62">et story-boards</text:span>……………………………………………………………………</text:p>
      <text:p text:style-name="P113"/>
      <text:p text:style-name="P99">Développement…………………………………………………………………</text:p>
      <text:p text:style-name="P101"><text:tab/><text:span text:style-name="T22">1. </text:span><text:span text:style-name="T23">Vue</text:span><text:span text:style-name="T22">…………………………………………………………………………..</text:span></text:p>
      <text:p text:style-name="P112"><text:tab/>2. <text:span text:style-name="T72">Métier</text:span>…………………………………………………………………</text:p>
      <text:p text:style-name="P112"><text:tab/>3. <text:span text:style-name="T72">Persistance</text:span>…………………………………………………………………….</text:p>
      <text:p text:style-name="P117"><text:tab/>4. Lecteur de carte</text:p>
      <text:p text:style-name="P115"><text:tab/><text:tab/></text:p>
      <text:p text:style-name="P97"/>
      <text:p text:style-name="P99">Bilan technique…………………………………………………………………</text:p>
      <text:p text:style-name="P102"><text:span text:style-name="T22"><text:tab/>1. </text:span><text:span text:style-name="T25">État final du projet</text:span><text:span text:style-name="T22">…………………………………………………………………………..</text:span></text:p>
      <text:p text:style-name="P114"><text:tab/>2. <text:span text:style-name="T100">Problèmes rencontrés……………………………………………………………………….</text:span></text:p>
      <text:p text:style-name="P114"><text:span text:style-name="T100"><text:tab/>3</text:span>. <text:span text:style-name="T100">Améliorations et extensions possibles……………………………………………………</text:span>...</text:p>
      <text:p text:style-name="P99"/>
      <text:p text:style-name="P99">Conclusion……………………………………………………………………..</text:p>
      <text:p text:style-name="P97"/>
      <text:p text:style-name="P99">English summary………………………………………………………………</text:p>
      <text:p text:style-name="P99"/>
      <text:p text:style-name="P104">Lexique………………………………………………………………………...</text:p>
      <text:p text:style-name="P103"/>
      <text:p text:style-name="P97"/>
      <text:p text:style-name="P97"/>
      <text:p text:style-name="P97"/>
      <text:p text:style-name="P97"/>
      <text:p text:style-name="P97"/>
      <text:p text:style-name="P97"><text:soft-page-break/></text:p>
      <text:p text:style-name="P97"/>
      <text:p text:style-name="P126"><text:span text:style-name="T9"><text:tab/></text:span><text:span text:style-name="T10">Introduction</text:span></text:p>
      <text:p text:style-name="P126"/>
      <text:p text:style-name="P126"/>
      <text:p text:style-name="P15"><text:span text:style-name="T1"><text:tab/></text:span><text:span text:style-name="T7">Une entreprise souhaite mettre à la disposition de ses employés un restaurant d'entreprise fonctionnant sous la forme de self-service. </text:span><text:span text:style-name="T8">Chaque employé possédera une carte d'accès (magnétique ou à puce) l'identifiant et lui permettant de payer ses plats lors du passage en caisse. Cette carte sera soit pré-alimentée et possédera donc un solde décrémenté à chaque passage en caisse, soit <text:s/>enregistrera le total des paiements pour le retenir sur le salaire en fin de mois.</text:span></text:p>
      <text:p text:style-name="P16"/>
      <text:p text:style-name="P16"><text:span text:style-name="T3"><text:tab/></text:span><text:span text:style-name="T5">Sous la tutelle de M. Bernard Jampy, l</text:span><text:span text:style-name="T6">'objectif du projet</text:span><text:span text:style-name="T3"> consiste à développer les outils informatiques nécessaires à la mise en place de ce système de paiement par cartes : l'implémentation du lecteur de cartes, et le développement de deux applications, une pour le paiement en caisse sur écran tactile, et l'autre pour la gestion de l'application. </text:span></text:p>
      <text:p text:style-name="P58">Les caissiers du restaurant utiliseront l'application mobile pour sélectionner les plats lors du passage en caisse, et faire payer l'employé avec sa carte.</text:p>
      <text:p text:style-name="P58">Les cuisiniers utiliseront l'application de gestion afin de composer les menus du jour, en ajoutant les plats proposés ainsi que leurs prix. </text:p>
      <text:p text:style-name="P58"><text:span text:style-name="T11">L</text:span>e gérant du restaurant aur<text:span text:style-name="T11">a</text:span> accès à une interface de gestion de l'application, permettant la gestion des utilisateurs et usagers du service, ainsi que l<text:span text:style-name="T11">a consultation de statistiques concernant les consommations, la fréquentation, le chiffre d'affaire, etc.</text:span></text:p>
      <text:p text:style-name="P16"/>
      <text:p text:style-name="P59"/>
      <text:p text:style-name="P60"><text:tab/>De notre côté, la finalité du projet est de nous imposer des conditions de travail qui se rapprochent le plus possible d'un véritable projet professionnel. Nous devrons ainsi :</text:p>
      <text:p text:style-name="P60">-établir un suivi de projet en prévoyant et ordonnançant nos tâches,</text:p>
      <text:p text:style-name="P17"><text:span text:style-name="T2">-procéder à une analyse complète </text:span><text:span text:style-name="T4">à travers la méthode UML,</text:span></text:p>
      <text:p text:style-name="P17"><text:span text:style-name="T4">-</text:span><text:span text:style-name="T6">définir une charte graphique et proposer une interface Homme-Machine attractive,</text:span></text:p>
      <text:p text:style-name="P61">-développer une application opérationnelle et stable, facile à prendre en main pour des non-informaticiens,</text:p>
      <text:p text:style-name="P61">-produire un rapport de stage et une documentation claire de l'application.</text:p>
      <text:p text:style-name="P61"/>
      <text:p text:style-name="P61"/>
      <text:p text:style-name="P61"/>
      <text:p text:style-name="P61"><text:tab/><text:span text:style-name="T12">Nous présenterons tout d'abord les détails du sujet proposé, afin d'exposer de façon clair le travail qui nous a été demandé au début du projet, puis nous développerons en exposant notre suivi de projet, notre analyse, ainsi que les différentes phases du développement de l'application. Enfin, nous dresserons un bilan technique de ce projet. </text:span></text:p>
      <text:p text:style-name="P62"/>
      <text:p text:style-name="P62"/>
      <text:p text:style-name="P61"/>
      <text:p text:style-name="P1"/>
      <text:p text:style-name="P1"/>
      <text:p text:style-name="P1"/>
      <text:p text:style-name="P1"/>
      <text:p text:style-name="P1"/>
      <text:p text:style-name="P1"><text:soft-page-break/></text:p>
      <text:p text:style-name="P92"><text:tab/></text:p>
      <text:p text:style-name="P132"><text:span text:style-name="T16">P</text:span><text:span text:style-name="T17">résentation du projet</text:span></text:p>
      <text:p text:style-name="P1"/>
      <text:p text:style-name="P1"/>
      <text:p text:style-name="P3">1. Objectifs du projet <text:span text:style-name="T47">(cahier des charges)</text:span></text:p>
      <text:p text:style-name="P2"/>
      <text:p text:style-name="P22"/>
      <text:p text:style-name="P23"><text:tab/><text:span text:style-name="T43">C'est un projet neuf que nous aurons à construire entièrement de nous-même. L'objectif du projet est la création d'une application servant à la gestion des paiements lors du passage en caisse d'un employé. Pour cela, notre application devra se décomposer en deux parties, la partie d'interface de paiement sur écran tactile permettant au caissier de sélectionner les plats choisis par l'usager et de le faire payer avec sa carte, et la partie permettant au gérant du restaurant de paramétrer l'application : composition des menus, modification de la base de données contenant les utilisateurs et leurs droits sur l'application, les usagers, les plats… ainsi que la consultation de statistiques des ventes.</text:span></text:p>
      <text:p text:style-name="P24"><text:tab/>Cette application permettra aux entreprises souhaitant ouvrir un restaurant de type self-service pour leurs employés de mettre en place rapidement une interface permettant la totalité de la gestion des paiements. <text:span text:style-name="T44">Elle</text:span> sera attractive et facile à prendre en main pour un non-informaticien. <text:span text:style-name="T44">Ainsi, l'entreprise souhaitant mettre en place ce genre d'infrastructure pourra le faire avec un minimum de ressources humaines techniques concernant la partie paiement. Un caissier non-qualifié et un manager de restaurant, sans aucune connaissances ni formations préalables en informatique, pourront utiliser pleinement l'application et toutes ses fonctionnalités. Cela pourra éviter des dépenses en formation et en ressources à l'entreprise. </text:span></text:p>
      <text:p text:style-name="P23"><text:span text:style-name="T45"><text:tab/>Nous aurons à prendre</text:span> en compte les <text:span text:style-name="T46">fonctionnalités requises</text:span> <text:span text:style-name="T46">par l</text:span>es différents acteurs : <text:span text:style-name="T45">usager, </text:span><text:s/><text:span text:style-name="T45">caissier, gérant du restaurant et cuisinier. L'usager aura à sa disposition deux moyens de paiement à savoir une retenue sur salaire ou un système de pré-paiement qui seront choisis et enregistrés préalablement et pourront être modifiés à tout moment. L'interface de paiement sur écran tactile comprendra les différents plats du jour ainsi que leurs prix. Ces plats du jour seront planifiés par le gérant en fonction des différents produits disponibles et plats proposés par les cuisiniers. Le gérant pourra aussi gérer son personnel en attribuant les droits à un nouvel utilisateur ou en les modifiant, <text:s/>ainsi que consulter le suivi des consommations et des paiements par consommateurs, par produits, par période, ainsi que différentes statistiques sur la fréquentation, le chiffre d'affaire, calculées par notre application. Le cuisinier pourra consulter les menus à venir, ainsi que composer lui-même les menus en cas d'absence de son supérieur. </text:span></text:p>
      <text:p text:style-name="P23"/>
      <text:p text:style-name="P21"><text:span text:style-name="T40"><text:tab/></text:span><text:span text:style-name="T41">Le délai de réalisation complète du projet est de 14 semaines de cours, soit environ 42 heures avec notre tuteur. Nous aurons deux dates de livraisons de production : la première le 23 ou 24 janvier, à la fin de la deuxième période de cours, et l'autre le 3 ou 4 avril. A l'issue de la deuxième période, nous serons à même de proposer une analyse complète de notre projet et nous aurons débuté la phase de développement. Notre analyse comprendra la justification choix techniques effectués, les différents diagrammes UML nécessaires, les sketchs et storyboards, ainsi que les documents relatifs à la gestion du projet comme des diagrammes de Gantt et un cahier des charges. Début avril, notre projet devra être fonctionnel et opérationnel ainsi que proposer une vue attractive et implémenter toutes les fonctionnalités établies au préalable par notre cahier des charges. </text:span></text:p>
      <text:p text:style-name="P25"/>
      <text:p text:style-name="P25"><text:soft-page-break/></text:p>
      <text:p text:style-name="P25"/>
      <text:p text:style-name="P97"/>
      <text:p text:style-name="P4">2. Choix matériels et techniques</text:p>
      <text:p text:style-name="P1"/>
      <text:p text:style-name="P65">Tout d'abord, des choix matériels ont été nécessaires pour la réalisation de notre projet :</text:p>
      <text:p text:style-name="P65"/>
      <text:p text:style-name="P65">-Le lecteur de badges : il doit permettre, techniquement, de réaliser les tâches imposées par le cahier des charges. Le choix est important car nous avons du demander à l'IUT de nous financer ce matériel. L’IUT nous a fourni un lecteur/graveur de cartes dont nous avons intégré le fonctionnement à notre application afin de simuler l’identification des usagers lors du passage en caisse : tout d'abord, nous nous sommes documenté sur l'utilisation du lecteur de carte et nous avons installé les outils <text:span text:style-name="T64">nécessaires</text:span> à son intégration depuis le site du fabricant. Nous avons ensuite réussi à graver des informations sur des cartes, puis , grâce à l'utilisation du S<text:span text:style-name="T64">DK</text:span> du lecteur, l'identification des usager par carte est maintenant <text:span text:style-name="T64">fonctionnelle.</text:span></text:p>
      <text:p text:style-name="P65"/>
      <text:p text:style-name="P65">-Un écran tactile : Il nous permet de simuler l'écran utilisé à la caisse du restaurant. Pour cela, l'IUT nous a prêté un ordinateur portable à écran tactile fonctionnant sous Windows 8.1 : nous y avons installé tout le <text:span text:style-name="T64">nécessaire</text:span> au fonctionnement de notre application tel que Visual Studio ainsi que les différents logiciels fourni avec le lecteur de cartes.</text:p>
      <text:p text:style-name="P65"/>
      <text:p text:style-name="P67"/>
      <text:p text:style-name="P65">Nous avons également fait des choix techniques concernant la réalisation de notre application :</text:p>
      <text:p text:style-name="P65"/>
      <text:p text:style-name="P63"><text:span text:style-name="T65">-Choix d'analyse et de développement : Nous avons choisi de représenter l'analyse de notre projet avec des diagrammes UML, car il s'agit du modèle d'analyse que nous connaissons le mieux, et de le construire en respectant le modèle MVC (Modèle – Vue </text:span><text:span text:style-name="T67">– Contr</text:span><text:span text:style-name="T65">ôleur) : nous nous sommes réparti la réalisation des différents diagrammes : le diagramme de cas d'utilisation nous a permis de mieux cerner le rôle de chacun des utilisateurs du système. Nous avons réalisé 2 diagramme de séquence, afin de visualiser les différentes fonctionnalités à mettre en </text:span><text:span text:style-name="T66">œuvre</text:span><text:span text:style-name="T65"> pour l'application de la caisse et pour l'application du gérant. Un diagramme de package pour structurer notre application ainsi que le diagramme de classe qui va guider toute la réalisation de notre métier.</text:span></text:p>
      <text:p text:style-name="P67"/>
      <text:p text:style-name="P65">-Langages utilisés : Ayant déjà réalisé un projet WPF en C#/XAML, nous avons choisi d'utiliser ces mêmes langages pour développer notre application. Ainsi, nous pourrons ré-utiliser nos connaissances déjà acquises dans ces langages et dans l'utilisation de Visual Studio. Nous réaliserons donc nos vues en XAML et notre métier en C#. Pour notre base de données, nous utiliserons le framework Entity 6 pour avoir une gestion de nos tables abstraites simplifiée et compatible avec l’application WPF. Après consultation d'un professeur, nous avons eu confirmation que ce choix ne nous confronterait pas à des limitations techniques quand à la réalisation complète du cahier des charges. De plus, ces technologies sont parfaitement adaptées au type d’application recherchée ainsi qu’au matériel utilisé.</text:p>
      <text:p text:style-name="P65"/>
      <text:p text:style-name="P65">-Nous avons crée un repository sur Github que nous avons utilisé tout au long du projet afin de travailler de manière plus efficace.</text:p>
      <text:p text:style-name="P66"/>
      <text:p text:style-name="P1"/>
      <text:p text:style-name="P1"/>
      <text:p text:style-name="P1"/>
      <text:p text:style-name="P93"><text:soft-page-break/><text:span text:style-name="T42"><text:tab/></text:span><text:span text:style-name="T52">S</text:span><text:span text:style-name="T51">uivi de projet</text:span></text:p>
      <text:p text:style-name="P64"/>
      <text:p text:style-name="P77">Organisation prévisionnelle des tâches P2</text:p>
      <text:p text:style-name="P77"><draw:frame draw:style-name="fr8" draw:name="Objet1" text:anchor-type="paragraph" svg:y="0.312cm" svg:width="15.658cm" svg:height="8.25cm" draw:z-index="19"><draw:object xlink:href="./Object 1" xlink:type="simple" xlink:show="embed" xlink:actuate="onLoad"/><draw:image xlink:href="./ObjectReplacements/Object 1" xlink:type="simple" xlink:show="embed" xlink:actuate="onLoad"/><svg:desc>Objet OLE</svg:desc></draw:frame></text:p>
      <text:p text:style-name="P77">Organisation réelle des tâches P2</text:p>
      <text:p text:style-name="P77"><draw:frame draw:style-name="fr8" draw:name="Objet3" text:anchor-type="paragraph" svg:y="0.429cm" svg:width="16.316cm" svg:height="3.612cm" draw:z-index="20"><draw:object xlink:href="./Object 2" xlink:type="simple" xlink:show="embed" xlink:actuate="onLoad"/><draw:image xlink:href="./ObjectReplacements/Object 2" xlink:type="simple" xlink:show="embed" xlink:actuate="onLoad"/><svg:desc>Objet OLE</svg:desc></draw:frame></text:p>
      <text:p text:style-name="P77"/>
      <text:p text:style-name="P78"><text:tab/>La première semaine a été <text:span text:style-name="T102">consacré à</text:span> <text:span text:style-name="T102">la</text:span> découverte et <text:span text:style-name="T102">à l'</text:span>appropriation du sujet. On avait ensuite prévu de finir l'analyse en fournissant tous diagrammes jugés intéressant comme un diagramme de <text:span text:style-name="T103">cas d'utilisation</text:span>, un <text:span text:style-name="T103">diagramme de classe</text:span> ou les sketchs/storyboards à la fin de la 5ème semaine. Nous avions ensuite prévu de commencer la programmation des vues, du métier et de la persistance parallèlement <text:span text:style-name="T102">en nous répartissant les tâches</text:span>. De plus, pendant toute la période nous avions aussi prévu de commencer le rapport et d'intégrer petit à petit les parties de l'analyse validées.</text:p>
      <text:p text:style-name="P78"><text:tab/>En réalité, l'analyse nous a pris plus de temps à bien finaliser mais nous avons quand même pu commencer l'élaboration des vues une fois les sketchs terminés. Chacun a participé au codage des vues, de ce fait la programmation du métier et de la persistance a donc pris du retard. La rédaction du rapport n'a pas été commencé puisqu'il ne suffisait que d'<text:span text:style-name="T102">y </text:span>intégrer l'analyse.</text:p>
      <text:p text:style-name="P77"/>
      <text:p text:style-name="P79"><text:tab/>Durant la deuxième semaine, nous avons donc réaliser le diagramme de cas d'utilisation ainsi que le cahier des charges. Nous avons aussi terminé une première version des sketchs. La troisième semaine a été consacré à la justification de nos choix techniques, à la réalisation d'un premier diagramme de classe et à la modification des sketchs. La semaine suivante, nous avons <text:soft-page-break/>commencé à faire nos sketchs sous Balsamiq et terminé le cahier des charges ainsi que la charte graphique. A la cinquième semaine nous pouvions faire nos storyboards et ainsi codé nos vues tout en continuant de corriger et de modifier les différentes parties de notre analyse suite à nos réunions.</text:p>
      <text:p text:style-name="P77"/>
      <text:p text:style-name="P77">Organisation prévisionnelle des tâches P3</text:p>
      <text:p text:style-name="P77"/>
      <text:p text:style-name="P77"><draw:frame draw:style-name="fr9" draw:name="Objet2" text:anchor-type="paragraph" svg:width="18.062cm" svg:height="6.773cm" draw:z-index="22"><draw:object xlink:href="./Object 4" xlink:type="simple" xlink:show="embed" xlink:actuate="onLoad"/><draw:image xlink:href="./ObjectReplacements/Object 4" xlink:type="simple" xlink:show="embed" xlink:actuate="onLoad"/><svg:desc>Objet OLE</svg:desc></draw:frame></text:p>
      <text:p text:style-name="P77">Organisation réelle des tâches P3</text:p>
      <text:p text:style-name="P77"/>
      <text:p text:style-name="P77"><draw:frame draw:style-name="fr9" draw:name="Objet4" text:anchor-type="paragraph" svg:width="17.552cm" svg:height="8.13cm" draw:z-index="21"><draw:object xlink:href="./Object 3" xlink:type="simple" xlink:show="embed" xlink:actuate="onLoad"/><draw:image xlink:href="./ObjectReplacements/Object 3" xlink:type="simple" xlink:show="embed" xlink:actuate="onLoad"/><svg:desc>Objet OLE</svg:desc></draw:frame></text:p>
      <text:p text:style-name="P127">A la suite de la 2ème période, nous avions prévu pour la P3 de programmer le Métier et une fois une bonne base implémentée nous pouvions démarrer la mise en place de la base de données sous Entity. Nous avions donc prévu de faire des phases de tests sur le métier et la BDD jusqu'à la date de rendu.</text:p>
      <text:p text:style-name="P28">En réalité, nous devions tout d'abord finir quelques vues mais nous avons aussi pu commencer le métier afin de faire la liaison Vues/Métier. La mise en place de la BDD a aussi été avanc<text:span text:style-name="T101">é</text:span> puisque nous devions commencer par prendre en main Entity.</text:p>
      <text:p text:style-name="P133"/>
      <text:p text:style-name="P133"><text:soft-page-break/></text:p>
      <text:p text:style-name="P133">Analyse</text:p>
      <text:p text:style-name="P133"/>
      <text:p text:style-name="P5">1. <text:span text:style-name="T53">Cas d’utilisation</text:span></text:p>
      <text:p text:style-name="P12"/>
      <text:p text:style-name="P12"><draw:frame draw:style-name="fr1" draw:name="Image1" text:anchor-type="paragraph" svg:width="19.001cm" svg:height="18.228cm" draw:z-index="0"><draw:image xlink:href="Pictures/1000020100000350000003292DBF84B1.png" xlink:type="simple" xlink:show="embed" xlink:actuate="onLoad"/></draw:frame></text:p>
      <text:p text:style-name="P12"/>
      <text:p text:style-name="P12"/>
      <text:p text:style-name="P12"><text:soft-page-break/></text:p>
      <text:p text:style-name="P12"/>
      <text:p text:style-name="P6"><text:span text:style-name="T55">2</text:span>. <text:span text:style-name="T54">Diagramme de Séquence</text:span></text:p>
      <text:p text:style-name="P13"/>
      <text:p text:style-name="P30"><draw:frame draw:style-name="fr1" draw:name="Image3" text:anchor-type="paragraph" svg:width="20.877cm" svg:height="13.194cm" draw:z-index="3"><draw:image xlink:href="Pictures/10000000000005850000037D116C1D09.jpg" xlink:type="simple" xlink:show="embed" xlink:actuate="onLoad"/></draw:frame>Ce diagramme de séquence correspond au scénario nominal du passage en caisse d’un usager : </text:p>
      <text:p text:style-name="P30"/>
      <text:p text:style-name="P33">Tout d’abord, l’usager choisi son repas, <text:span text:style-name="T69">il s’identifie ensuite à l’aide de sa carte, que l’application va vérifier afin de récupérer les informations nécessaires au passage en caisse du client.</text:span></text:p>
      <text:p text:style-name="P33"/>
      <text:p text:style-name="P34">Une fois la carte vérifiée, le caissier peut sélectionner les différents plats choisis par le client, ce qui va créer un récapitulatif de la commande. </text:p>
      <text:p text:style-name="P34"/>
      <text:p text:style-name="P32">Quand la commande est validée, l’application va : </text:p>
      <text:p text:style-name="P32"><text:tab/>-vérifier puis décompter le solde de l’usager. <text:span text:style-name="T68">(soit directement dans le solde de l’usager, soit sauvegardé en vue d’une retenue sur salaire).</text:span></text:p>
      <text:p text:style-name="P32"><text:tab/><text:span text:style-name="T68">-générer un fichier « ticket de caisse » </text:span></text:p>
      <text:p text:style-name="P32"><text:tab/><text:span text:style-name="T68">-mettre à jour les statistiques.</text:span></text:p>
      <text:p text:style-name="P109"><draw:frame draw:style-name="fr2" draw:name="Image4" text:anchor-type="paragraph" svg:y="-0.187cm" svg:width="20.876cm" svg:height="13.623cm" draw:z-index="2"><draw:image xlink:href="Pictures/100000000000057D000003955CA67860.jpg" xlink:type="simple" xlink:show="embed" xlink:actuate="onLoad"/></draw:frame><text:soft-page-break/></text:p>
      <text:p text:style-name="P29"/>
      <text:p text:style-name="P35">Ce diagramme de séquence représente les différentes fonctionnalités de <text:span text:style-name="T59">l’application qui sont proposées au gérant : </text:span></text:p>
      <text:p text:style-name="P35"/>
      <text:p text:style-name="P37">Le gérant doit tout d’abord s’authentifier afin d’accéder aux fonctionnalités qui lui sont propres.</text:p>
      <text:p text:style-name="P37"/>
      <text:p text:style-name="P38">Il possède un accès presque total à la base de données de l’application, il peut sélectionner la table de données sur laquelle il souhaite agir à partir de la vue d’accueil spécifique au gérant : </text:p>
      <text:p text:style-name="P38"/>
      <text:p text:style-name="P38">-Gestion des Produits : le gérant peut modifier des données concernant les produits déjà présent, en supprimer ou en ajouter de nouveaux.</text:p>
      <text:p text:style-name="P38">-Gestion des Plats : <text:span text:style-name="T70">le gérant peut modifier des données (ex : prix) sur les plats enregistrés, supprimer un plat existant ou en créer un nouveau à partir des produits disponibles.</text:span></text:p>
      <text:p text:style-name="P39">-<text:span text:style-name="T71">Gestion des Menus : le gérant peut modifier ou supprimer des menus existants, il peut ajouter un nouveau menu à partir des plats disponibles et attribuer des menus déjà présents à des dates ultérieures.</text:span></text:p>
      <text:p text:style-name="P40">-Gestion des Utilisateurs : le gérant à accès à la liste des utilisateurs du self dans laquelle il peut ajouter, supprimer ou modifier les données des utilisateurs.</text:p>
      <text:p text:style-name="P36">-Statistiques : Pour l’aider dans ses choix, le gérant a accès à diverses statistiques concernant le self telles que les plats les plus choisis ou le prix moyen des repas.</text:p>
      <text:p text:style-name="P14"/>
      <text:p text:style-name="P7"><text:soft-page-break/>3. Diagramme de classe</text:p>
      <text:p text:style-name="P107"><draw:frame draw:style-name="fr3" draw:name="Image9" text:anchor-type="paragraph" svg:x="0cm" svg:y="0.448cm" svg:width="17cm" svg:height="10.497cm" draw:z-index="9"><draw:image xlink:href="Pictures/100000000000034F0000020B304E98E8.png" xlink:type="simple" xlink:show="embed" xlink:actuate="onLoad"/></draw:frame><text:span text:style-name="T92"><text:tab/>Comme vous pouvez le constater ci-dessus, nous avons décidé à la vue de la taille de notre diagramme de classe de n'afficher que le nom des classes et pas les méthodes et les propriétés afin permettre une meilleure compréhension ainsi qu'une meilleure lecture globale de celui-ci. Vous pourrez retrouver une description </text:span>détai<text:span text:style-name="T93">l</text:span>lée<text:span text:style-name="T92"> des différentes classes qui le composent dans la partie développement métier de notre rapport. Comme on peut le voir ci-dessus, nous avons utilisé beaucoup d'abstraction afin de permettre à notre code d'être ouvert à l'évolution et fermé à la modification. En effet, cette abstraction permettra en cas de désire d'ajouter et/ou d'améliorer des méthodes ou encore d'ajouter des attributs à des classes cela sera possible au travers l'héritage de classes abstraites telles que AbsMenu, AbsPlat … De plus, il sera toujours possible de faire fonctionner ce métier avec l'interface graphique que nous avons développé car toutes les liaisons entre nos différentes classes se font au niveau de l'abstraction. On peut également observer que la classe Self se place véritablement au centre du diagramme, <text:s/>cette classe est effectivement la pierre angulaire de notre application. En effet, elle permet à toute la partie métier de communiquer avec la Vue mais aussi avec le métier. En plus des classes présentes ci-dessus, certaines ne sont pas représenté car pas utile au métier comme par exemple PlatCEventArgs utlisé dans la vue ou encore ModeWinsCard qui permet la lecture de la carte magnétique.</text:span></text:p>
      <text:p text:style-name="P107"><text:span text:style-name="T94"><text:tab/>Au sein de notre diagramme de classe, vous pouvez également constater la présence de plusieurs patron de conception. En effet, pour faire payer un Usager, notre application utilise un patron appelé Stratégie, ce patron nous permet lorsqu'un client passe en caisse, que le caissier appuies sur paiement de choisir une méthode en fonction de la méthode de paiement choisit au préalable par le client, ainsi lorsqu'un usager aura fait pour choix la retenue salaire, son solde sera incrémenter à chaque passage en caisse, à contrario le solde de cet usager sera décrémenté. Cependant, le patron stratégie, n'est pas le seul patron de conception que nous utilisons dans notre application, en effet notre classe Self qui comme nous en parlions plus haut se positionne véritablement au centre de notre diagramme joue différents rôle qui nous permettent de dire qu'elle représente elle aussi un patron de conception. Tout d'abord, comme dit précédemment la classe Self joue le rôle d'intermédiaire entre les différentes parte de notre application (Métier, Vue et </text:span><text:soft-page-break/><text:span text:style-name="T94">Persistance), mais elle à un rôle beaucoup plus important que celui-ci <text:s/>puisqu'elle permet de cacher à ces autres partie tout un sous système c'est pourquoi on peut en déduire que c'est une Façade. En effet, lorsque l'on ajoute par exemple un plat dans la vue, ce plat ne vas pas être crée directement dans la vue, elle va appelé une certaine méthode de Self qui permettra la création de ce Plat, On peut donc aussi dire que Self joue aussi un rôle de fabrique puisqu'elle encapsule au sein de ces méthodes la création des différents objets de l'application.</text:span></text:p>
      <text:p text:style-name="P107"><text:tab/><text:span text:style-name="T95">Pour conclure sur ce diagramme de classe, nous avons essayé au mieux de mettre à profit nos compétences en termes de qualité de code au service de notre application afin de la rendre la plus qualitative possible mais aussi de lui permettre d'être ouverte à l'évolution.</text:span></text:p>
      <text:p text:style-name="P11"/>
      <text:p text:style-name="P8"><text:span text:style-name="T56">4</text:span>. Diagramme de <text:span text:style-name="T56">Packages</text:span></text:p>
      <text:p text:style-name="P8"/>
      <text:p text:style-name="P8"><draw:frame draw:style-name="fr4" draw:name="Image2" text:anchor-type="paragraph" svg:x="0.316cm" svg:y="0.326cm" svg:width="16.323cm" svg:height="10.82cm" draw:z-index="1"><draw:image xlink:href="Pictures/100002010000020A0000015AE905602F.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6"><text:tab/>Le diagramme ci dessus cor<text:span text:style-name="T60">r</text:span>espond au diagramme de Package de notre application. En effet comme on peut le voir, nous avons diviser notre application en 4 Package : Un pour le développement du métier qui comporte donc les classes et notamment à la classe Self, qui est la façade du Package c’est à dire qu ‘elle permet d’avoir accès aux autres classes. </text:p>
      <text:p text:style-name="P26">Un Package pour la vue qui est composé de tout les éléments graphiques de l’application. On y retrouve donc la partie XAML de l’application <text:span text:style-name="T57">et u</text:span>n Package pour la Persistance qui gère et donne accès à notre base de données. <text:span text:style-name="T57">Pour finir nous avons un Package nommé Test qui nous permet simplement de tester, avec juste une application console, notre métier et la persistance. </text:span></text:p>
      <text:p text:style-name="P27">Comme nous pouvons le voir sur le diagramme, les différents <text:span text:style-name="T58">Package ont des relations entre eux. Ainsi, on peut voir que la vue qui est la couche final de l’application, c’est à dire ce que voit l’utilisateur, utilise le Package métier, pour avoir accès aux classes et donc aux méthodes permettant de gérer l’application, mais aussi le Package persistance qui permet la connexion à la base de </text:span><text:soft-page-break/><text:span text:style-name="T58">données et qui va chercher les informations demandées dans cette dernière. Le Package persistance utilise quand à lui le Package métier car la base de données ce fait directement à partir des classes du métier ce qui permet donc d’utiliser les attributs des classes et donc de ne pas créer une base de données avec de nouveaux attributs. Comme dis plus haut, le Package permet de tester la persistance et le métier par conséquent il doit utiliser ces deux Packages.</text:span></text:p>
      <text:p text:style-name="P8"/>
      <text:p text:style-name="P8"/>
      <text:p text:style-name="P8"/>
      <text:p text:style-name="P8"/>
      <text:p text:style-name="P8"><text:span text:style-name="T56">5</text:span>. <text:span text:style-name="T56">MCD/MLD</text:span></text:p>
      <text:p text:style-name="P8"/>
      <text:p text:style-name="P10">⇒ LEANDRE</text:p>
      <text:p text:style-name="P7"/>
      <text:p text:style-name="P7"><text:span text:style-name="T56">6</text:span>. Sketchs <text:span text:style-name="T62">et story-boards</text:span></text:p>
      <text:p text:style-name="P7"/>
      <text:p text:style-name="P42"><text:tab/>Lors des premières semaines de notre projet, et après avoir pris en main ce dernier, nous avons décider de dessiner rapidement quelques sketchs pour pouvoir se faire une idée de la façon que nous présenterons notre application. Après avoir fait rapidement des dessins à main levée, nous les avons présentés à notre tuteur et nous les modifiés pour finalement arriver à une version finale que nous avons réalisé avec le logiciel Balsamiq. <text:span text:style-name="T61">Dans cette partie, nous allons présenter ces sketchs qui nous ont permis dans un même temps de définir la charte graphique que respectera notre application. Cette charte graphique correspond ainsi aux différents choix que nous avons fait tels que l’écriture ou encore les différentes couleurs de l’application. Notre application doit répondre à certaines règles et notamment le fait que celle-ci doit être ergonomique. De ce fait il faut que l’utilisateur puisse se repérer grâce à des couleurs ou des formes spéciales. C’est dont pour cette raison que nous avons dans un premier temps décidé de différencier les boutons. Par exemple, tout les boutons « annuler » ou « retour » sont en rouge. De même, les boutons vert correspondent à la validation d’une étape. Pour ce qui est de l’interface l’a plus utilisée, l’interface de la caisse, nous avons choisi de différencier les différents types plats par des couleurs. Ainsi, le bouton désignant les entrées est de couleur jaune, celui des plats de résistance est vert tandis que les desserts sont désignés par un bouton de couleur violet. En ce qui concerne les boissons, nous avons choisi un bouton bleu. Nous avons choisi le code couleur alors qu’on avait aussi pensé à mettre l’image correspondante au plat proposé mais le rendu n’était pas forcément plus ergonomique et de plus cette méthode pouvait <text:s/>impliquer des confusions. Par exemple si un menu était composé de courgette et de concombre, le caissier aurait beaucoup de mal à faire la différence. Pour les textes, nous avons opté pour une police simple et des caractères majoritairement en majuscule pour être facilement lisible. En ce qui concerne le fond de l’application, dans un premier temps, comme on peut le remarquer sur les sketchs, nous avons choisi un fond gris mais par la suite lors du développement nous avons préféré utiliser une image de fond. La figure ci-dessous correspond à l’interface de la caisse et montre ces différents choix que nous venons d’évoquer.</text:span></text:p>
      <text:p text:style-name="P42"/>
      <text:p text:style-name="P41"><draw:frame draw:style-name="fr5" draw:name="Image5" text:anchor-type="paragraph" svg:x="0.011cm" svg:y="-0.804cm" svg:width="17.997cm" svg:height="9.691cm" draw:z-index="4"><draw:image xlink:href="Pictures/100002010000045C00000259108448A7.png" xlink:type="simple" xlink:show="embed" xlink:actuate="onLoad"/></draw:frame><text:soft-page-break/>Nous avons choisi d’utiliser de nombreux contrôle-utilisateur comme le montre le sketch précédent. En effet, cette technique nous permet d’utiliser ces contrôle-utilisateurs dans plusieurs vue et donc d’éviter la duplication de code. </text:p>
      <text:p text:style-name="P31">La figure qui suit est un story-board qui montre l’interaction entre plusieurs vue et notamment celle de la caisse.</text:p>
      <text:p text:style-name="P31"><draw:frame draw:style-name="fr3" draw:name="Image6" text:anchor-type="paragraph" svg:x="-0.226cm" svg:y="0.45cm" svg:width="17.505cm" svg:height="11.807cm" draw:z-index="5"><draw:image xlink:href="Pictures/10000201000007960000051E2FFA4741.png" xlink:type="simple" xlink:show="embed" xlink:actuate="onLoad"/></draw:frame></text:p>
      <text:p text:style-name="P31"/>
      <text:p text:style-name="P31"><text:soft-page-break/>On peut ainsi voir ce que l’application fait lorsque l’on clique sur les différents boutons. Par exemple, le caissier clique <text:span text:style-name="T63">sur le bouton plat, il arrive devant une interface comprenant plusieurs boutons qui correspondent aux différents plats proposés dans le menu du jour et ainsi si il sélectionne un plat, celui-ci est immédiatement ajouté dans le récapitulatif. A partir de cette vue, le fait de cliquer sur les boutons « valider » ou « annuler » permet de revenir sur l’interface de la caisse mais la différence est que si on annule, les choix fait sont supprimés.</text:span></text:p>
      <text:p text:style-name="P31"><draw:frame draw:style-name="fr3" draw:name="Image7" text:anchor-type="paragraph" svg:x="-0.25cm" svg:y="0.723cm" svg:width="17.556cm" svg:height="11.864cm" draw:z-index="6"><draw:image xlink:href="Pictures/10000201000007940000051F733B7A5F.png" xlink:type="simple" xlink:show="embed" xlink:actuate="onLoad"/></draw:frame></text:p>
      <text:p text:style-name="P31"/>
      <text:p text:style-name="P31"/>
      <text:p text:style-name="P44">Ce story-board représente la face de connexion. En effet, l’utilisateur entre son <text:span text:style-name="T73">identifiant</text:span> et son mot de passe puis selon sa fonction, il arrive sur une vue différente. Dans le cas ou il est gérant, il arrive sur la vue du bas qui lui permet d’avoir accès à toutes les fonctionnalités de l’application alors que si il est caissier il parvient directement sur l’interface de la caisse puisque s’est sa seule fonctio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134">Développement</text:p>
      <text:p text:style-name="P134"/>
      <text:p text:style-name="P9"><text:span text:style-name="T88">1</text:span>. <text:span text:style-name="T88">Vue</text:span></text:p>
      <text:p text:style-name="P19"/>
      <text:p text:style-name="P51"><text:span text:style-name="T106"><text:tab/>Nous allons maintenant présenter le développement du package vue. Cette partie correspond au développement de toutes les vues qui composent notre application c’est à dire à tout les fichiers xaml et xaml.cs. Le fichier xaml correspond aux éléments qui composent la vue, par exemple les textes ou les boutons alors que le fichier xaml.cs correspond au code qui se passe en arrière plan comme par exemple les méthodes qui sont appelées lorsque l’on clique sur un bouton. Notre application possède une seule fenêtre qui est nommée MainWindow. Cette fenêtre est composée d’un bandeau, avec le nom de l’application, le logo et un bouton d’aide. L’espace situé en dessous de ce bandeau correspond aux différents contrôles utilisateurs. Un contrôle utilisateur est une vue que l’on insert à l’intérieur d’une autre vue. Dans le cas de notre application, nos contrôls utilisateurs s’insèrent tous dans notre MainWindow. Les deux images qui suivent corresponde au fichier xaml et au fichier xaml.cs de la MainWindow. </text:span></text:p>
      <text:p text:style-name="P51"><draw:frame draw:style-name="fr3" draw:name="Image20" text:anchor-type="paragraph" svg:x="-1.619cm" svg:y="0.224cm" svg:width="19.824cm" svg:height="8.846cm" draw:z-index="23"><draw:image xlink:href="Pictures/10000000000004A8000001D68A35CCE7.png" xlink:type="simple" xlink:show="embed" xlink:actuate="onLoad"/></draw:frame></text:p>
      <text:p text:style-name="P53">L’image ci-dessous correspond au code xaml de la MainWindow. On peut voir à la ligne 8 que la fenêtre s’affichera en plein écran et qu’elle prendra la taille maximale. On peut voir qu’elle se compose de trois grilles, la première pour le bandeau, une autre pour le bouton quiiter situer en bas à gauche et l’autre pour le contrôle utilisateur.</text:p>
      <text:p text:style-name="P53"><draw:frame draw:style-name="fr6" draw:name="Image21" text:anchor-type="paragraph" svg:width="17cm" svg:height="16.639cm" draw:z-index="24"><draw:image xlink:href="Pictures/10000000000002F0000002E0FD459595.png" xlink:type="simple" xlink:show="embed" xlink:actuate="onLoad"/></draw:frame><text:soft-page-break/></text:p>
      <text:p text:style-name="P53">Après avoir vu le fichier xaml, voici le fichier xaml.cs. On peut voir que ce fichier correspond à une classe et que cette classe possède un constructeur qui va permettre d’initialiser la vue, de mettre le logo en place mais aussi de créer un self qui correspond à la façade de notre métier et qui va permettre la liaison avec ce dernier. On peut aussi voir que le constructeur <text:span text:style-name="T107">appelle la méthode </text:span><text:span text:style-name="T104">setUC. </text:span><text:span text:style-name="T107">Cette méthode prend en paramètre un contrôle utilisateur (dans le cas du constructeur de la MainWindow on lui passe celui correspondant à la connexion) et va ainsi insérer ce dernier dans l’espace qui lui est réservé dans la MainWindow. Les méthodes </text:span><text:span text:style-name="T104">Aide et quitter_Click </text:span><text:span text:style-name="T107">sont les méthodes qui sont appelées lorsque que l’on clique respectivement sur le bouton symbolisé par un point d’interrogation et sur le bouton cliquer. La méthode </text:span><text:span text:style-name="T104">Aide</text:span><text:span text:style-name="T107"> ouvre une WindowForm qui va selon le contrôle utilisateur, affiche l’aide correspondante.</text:span></text:p>
      <text:p text:style-name="P55">La figure suivante va reprendre tout ce que l'on vient de dire tout en montrant le premier écran qui apparaît lorsque l'on lance l'application.</text:p>
      <text:p text:style-name="P54"/>
      <text:p text:style-name="P54"/>
      <text:p text:style-name="P52"/>
      <text:p text:style-name="P20"><draw:frame draw:style-name="fr3" draw:name="Image22" text:anchor-type="paragraph" svg:x="0cm" svg:y="-0.714cm" svg:width="16.431cm" svg:height="10.268cm" draw:z-index="25"><draw:image xlink:href="Pictures/1000000000000780000004B09ACD2E57.png" xlink:type="simple" xlink:show="embed" xlink:actuate="onLoad"/></draw:frame><draw:custom-shape text:anchor-type="paragraph" draw:z-index="26" draw:style-name="gr1" svg:width="16.43cm" svg:height="0.098cm" svg:x="0cm" svg:y="0.041cm"><text:p/><draw:enhanced-geometry svg:viewBox="0 0 21600 21600" draw:mirror-vertical="true" draw:type="rectangle" draw:enhanced-path="M 0 0 L 21600 0 21600 21600 0 21600 0 0 Z N"/></draw:custom-shape><draw:custom-shape text:anchor-type="paragraph" draw:z-index="27" draw:style-name="gr1" svg:width="16.43cm" svg:height="0.098cm" svg:x="0cm" svg:y="9.042cm"><text:p/><draw:enhanced-geometry svg:viewBox="0 0 21600 21600" draw:mirror-vertical="true" draw:type="rectangle" draw:enhanced-path="M 0 0 L 21600 0 21600 21600 0 21600 0 0 Z N"/></draw:custom-shape><text:soft-page-break/></text:p>
      <text:p text:style-name="P55"><text:s/>On distingue bien, sur cette image, les trois parties composant notre fenêtre. Le contrôle utilisateur présent ici et celui qui va permettre à l'utilisateur de se connecter. Selon sa fonction, il n'aura pas les mêmes fonctionnalités. Par exemple ici, l'utilisateur est un gérant donc il va arriver sur l'interface du gérant. </text:p>
      <text:p text:style-name="P53"/>
      <text:p text:style-name="P51"><draw:frame draw:style-name="fr3" draw:name="Image23" text:anchor-type="paragraph" svg:x="-1.235cm" svg:y="0.141cm" svg:width="8.916cm" svg:height="5.572cm" draw:z-index="28"><draw:image xlink:href="Pictures/1000000000000780000004B065F249EC.png" xlink:type="simple" xlink:show="embed" xlink:actuate="onLoad"/></draw:frame><draw:frame draw:style-name="fr3" draw:name="Image24" text:anchor-type="paragraph" svg:x="9.021cm" svg:y="0.141cm" svg:width="8.916cm" svg:height="5.572cm" draw:z-index="29"><draw:image xlink:href="Pictures/1000000000000780000004B04EC29347.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6">A gauche, voici l'interface du gérant qui peut donc accéder à toutes les fonctionnalités de l'application tandis qu'à droite on a l'interface de la caisse qui est la seule fonctionnalité dont le caissier à accès. Sur cette image, on peut voir que les boutons sont verrouillés. En effet, tant qu'aucune carte n'a été lu, on ne peut pas accéder aux boutons. Lorsque l'usager va insérer sa carte et que le caissier va demander à l'application de lire la carte, un algorithme va lire cette carte et vérifier si elle correspond à un client. Dans le cas où elle correspond à un client qui est enregistré dans la base de données, un bandeau va apparaître avec le nom, le prénom et le service du client ainsi qu'un nouveau bouton qui permet de modifier les derniers achat de ce dernier dans le cas où une erreur se serait malencontreusement produite. L'image ci-dessous représente ce que l'on vient d'évoquer.</text:p>
      <text:p text:style-name="P56"/>
      <text:p text:style-name="P56"/>
      <text:p text:style-name="P56"><draw:frame draw:style-name="fr1" draw:name="Image25" text:anchor-type="paragraph" svg:width="17cm" svg:height="10.624cm" draw:z-index="30"><draw:image xlink:href="Pictures/1000000000000780000004B0126E7DD8.png" xlink:type="simple" xlink:show="embed" xlink:actuate="onLoad"/></draw:frame><text:soft-page-break/></text:p>
      <text:p text:style-name="P56">On peut voir que ce</text:p>
      <text:p text:style-name="P19"/>
      <text:p text:style-name="P19"><draw:frame draw:style-name="fr3" draw:name="Image26" text:anchor-type="paragraph" svg:x="2.709cm" svg:y="0.376cm" svg:width="10.287cm" svg:height="6.429cm" draw:z-index="31"><draw:image xlink:href="Pictures/1000000000000780000004B0E04794C9.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9"/>
      <text:p text:style-name="P9">2. <text:span text:style-name="T88">Métier</text:span></text:p>
      <text:p text:style-name="P9"/>
      <text:p text:style-name="P120"><text:tab/>Tout d'abord, la première phase de développement de la partie métier <text:span text:style-name="T105">a</text:span> était la conception de l'architecture de celui-ci <text:span text:style-name="T95">(Diagramme de Classe)</text:span>. C'est donc lors de cette première phase que nous avons décidé d'inclure une importante couche d'abstraction au sein de notre application. Ce choix a notamment était guidé par notre fort désire de développer une application de qualité. Pour cela nous avons décidé de nous baser sur les principes SOLID de la programmation, en effet c'est pour <text:soft-page-break/>respecter ces mêmes principes que toutes nos liaisons entre classes se font <text:span text:style-name="T96">aux niveaux des abstractions, cela permet entre autres à notre métier d'être ouvert à l'évolution mais fermé à la modification puisque cela peut permettre de rajouter des propriétés, des méthodes voir même d'améliorer les algorithmes </text:span><text:s/><text:span text:style-name="T96">de la classes sans modifier le code mais seulement en héritant de celle-ci.</text:span><text:tab/></text:p>
      <text:p text:style-name="P120"><text:tab/><text:span text:style-name="T95">Après cette étape d'analyse, nous sommes arrivés à l'étape de développement des méthodes du métier. Nous avons commencé par coder les méthodes indispensables que nous avions déduites. Enfin, pour terminer nous avons continuer de coder les méthodes en fonction de nos besoins vis à vis de la liaison entre la vue et le métier. Afin de mieux détailler les différentes classes qui composent notre application et aussi pour permettre une meilleure compréhension vous trouverez ci-dessous une description pas à pas des différentes partie composant notre métier.</text:span></text:p>
      <text:p text:style-name="P128"/>
      <text:list xml:id="list7201434277168504957" text:style-name="L1">
        <text:list-item>
          <text:p text:style-name="P80"><draw:frame draw:style-name="fr3" draw:name="Image11" text:anchor-type="paragraph" svg:x="0.259cm" svg:y="0.961cm" svg:width="15.61cm" svg:height="14.282cm" draw:z-index="10"><draw:image xlink:href="Pictures/100000000000026F0000023AA5E0C37D.png" xlink:type="simple" xlink:show="embed" xlink:actuate="onLoad"/></draw:frame><text:span text:style-name="T18">L</text:span><text:span text:style-name="T15">a Classe Self</text:span></text:p>
        </text:list-item>
      </text:list>
      <text:p text:style-name="P89"><text:tab/><text:span text:style-name="T19">Vous pouvez constater sur l'image ci-dessus le nombre conséquent d'attributs ,de propriétés et de méthodes que contient cette classe qui témoigne de l'importance primordiale de cette classe au sein de notre application. Son principal rôle est comme nous l'avons déjà exprimé précédemment de servir de façade et ainsi au-delà de ça de point d'accès au métier notamment pour la vue et pour la base de données. On peut deviner cela en regardant sur l'image </text:span><text:span text:style-name="T24">ci-dessus et constater la présence de propriétés avec le symbole ROC, ce symbole signifie en réalité ReadOnlyCollection ce qui représente pour simplifier une liste public encapsulant une liste privé et qui permet la visualisation </text:span><text:soft-page-break/><text:span text:style-name="T24">de ces listes dans la vue mais qui ne permet pas contre pas de modifier directement celles-ci. Concernant la base de donée, on peut remarquer la présence d'un attribut nommé data de type IDataManager qui permet une liaison entre la base de donnée <text:s/>et le métier au travers de la classe Self et qui lui aussi représente une facade mais cette fois ci du côté persistance. En plus de cela, on peut constater un nombre important de méthodes composées des symboles add ou find, celles-ci sont pour la majorité des méthodes public qui permettent via cette classe Self à la vue de créer ou encore de trouver des objets, on peut ainsi constater que cette classe joue aussi un rôle de Fabrique puisqu'elle encapsule en son sein la création de nouveaux objets. <text:s/>Enfin, pour terminer sur cette classe, ont peut aussi remarquer la présence de nombreux attributs qui représentent les différentes listes encapsulé dans les ReadOnlyCollection comme expliqué plus haut, mais aussi des attributs comme dateJour, caissier ou menuJour eux aussi public et utilisé dans la Vue. </text:span></text:p>
      <text:p text:style-name="P89"/>
      <text:list xml:id="list8205762196746986460" text:style-name="L2">
        <text:list-item>
          <text:p text:style-name="P81">La partie « Menu »</text:p>
        </text:list-item>
      </text:list>
      <text:p text:style-name="P90"/>
      <text:p text:style-name="P90"><draw:frame draw:style-name="fr7" draw:name="Image12" text:anchor-type="paragraph" svg:width="5.345cm" svg:height="13.573cm" draw:z-index="11"><draw:image xlink:href="Pictures/10000000000000CA0000020187DDF1D9.png" xlink:type="simple" xlink:show="embed" xlink:actuate="onLoad"/></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tab/></text:p>
      <text:p text:style-name="P119"/>
      <text:p text:style-name="P118"><text:tab/>Ci-dessus, on retrouve la partie « Menu » composé d'une classe abstraite AbsMenu et d'une classe Menu. On retrouve dans la classe AbsMenu les éléments «indispensable» d'un menu que nous avons dégagé. Ainsi on peut y retrouver les champs plats et dates qui représentent pour le premier une liste privée liste des plats du menu et pour le deuxième une liste aussi privé des dates auxquelles le menu est programmé. En plus de cela, on trouve aussi dans AbsMenu des propriétés <text:soft-page-break/>telles que Effet et Fin qui représente les dates entres lesquelles un effet est disponible à la programmation, on y trouve aussi ID qui est l'identifiant du menu et qui est déterminé dans la base de données et enfin Nom qui est simplement le nom du menu. Enfin, pour terminer sur cette partie la classe Menu qui hérite de AbsMenu nous permet d'instancier des nouveaux menus avec les attributs présents dans AbsMenu. </text:p>
      <text:p text:style-name="P90"/>
      <text:list xml:id="list4488355534211476876" text:style-name="L3">
        <text:list-item>
          <text:p text:style-name="P82"><draw:frame draw:style-name="fr3" draw:name="Image19" text:anchor-type="paragraph" svg:x="5.338cm" svg:y="0.115cm" svg:width="12.649cm" svg:height="14.113cm" draw:z-index="18"><draw:image xlink:href="Pictures/20000009000038A4000033942B862E04.svm" xlink:type="simple" xlink:show="embed" xlink:actuate="onLoad"/></draw:frame>La partie « Plat »</text:p>
        </text:list-item>
      </text:list>
      <text:p text:style-name="P83"/>
      <text:p text:style-name="P121"/>
      <text:p text:style-name="P121"/>
      <text:p text:style-name="P121"/>
      <text:p text:style-name="P121"/>
      <text:p text:style-name="P121"/>
      <text:p text:style-name="P121"/>
      <text:p text:style-name="P121"/>
      <text:p text:style-name="P121"/>
      <text:p text:style-name="P121"><draw:frame draw:style-name="fr3" draw:name="Image13" text:anchor-type="paragraph" svg:x="0.377cm" svg:y="0.037cm" svg:width="4.022cm" svg:height="3.836cm" draw:z-index="12"><draw:image xlink:href="Pictures/1000000000000098000000912A3D7E91.png" xlink:type="simple" xlink:show="embed" xlink:actuate="onLoad"/></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text:tab/></text:p>
      <text:p text:style-name="P121"/>
      <text:p text:style-name="P122"><text:tab/>Tout <text:s/>comme la partie « Menu », la partie « Plat » est composée de deux membres, une classe abstraite AbsPlats composée de tous les éléments qui nous semblaient indispensables à un plat et d'une classe concrète Plat. Ainsi, dans AbsPlat on peut retrouver une liste privée de AbsProduit nommé ingrédients qui représente les ingrédients qui permettent de composer ce plat, une liste privée de AbsTarif qui représente l'historique des tarifs du plat qu'on retrouve a droite de l'image ci-dessus et qui est composé d'une date correspondant à la date à laquelle ce tarif prend effet ainsi que du tarif en question. Cette dernière liste nous permet ainsi en cas de modification sur le ticket d'un client de modifier celui-ci avec le bon tarif correspondant à la date de l'erreur. On peut ensuite trouver dans AbsPlat des propriétés DateEffet et DateFin qui sont déterminés en fonction des dates d'effets des produits qui le compose. Enfin pour terminer avec les propriétés ont peut visualiser un ID pour la base de données, un Nom, un Tarif qui correspond au tarif actuel et enfin une Categorie qui est une propriétés de l'énumération CategoriePlat qu'on peut trouver à gauche de l'image qui correspond au différents types d'un plat peut avoir. Enfin on retrouve toujours dans <text:soft-page-break/>AbsPlats différentes méthodes pour modifier des propriétés ou encore pour ajouter un tarif ou des produits.</text:p>
      <text:p text:style-name="P121"/>
      <text:p text:style-name="P121"/>
      <text:p text:style-name="P121"/>
      <text:p text:style-name="P121"/>
      <text:list xml:id="list3962289708662734845" text:style-name="L4">
        <text:list-item>
          <text:p text:style-name="P84">La Partie « Produit »</text:p>
        </text:list-item>
      </text:list>
      <text:p text:style-name="P123"/>
      <text:p text:style-name="P123"><draw:frame draw:style-name="fr3" draw:name="Image14" text:anchor-type="paragraph" svg:x="6.9cm" svg:y="0cm" svg:width="9.551cm" svg:height="8.096cm" draw:z-index="13"><draw:image xlink:href="Pictures/100000000000016900000132BCD1A3F8.png" xlink:type="simple" xlink:show="embed" xlink:actuate="onLoad"/></draw:frame></text:p>
      <text:p text:style-name="P123"><draw:frame draw:style-name="fr3" draw:name="Image15" text:anchor-type="paragraph" svg:x="1.132cm" svg:y="0.471cm" svg:width="4.207cm" svg:height="5.927cm" draw:z-index="14"><draw:image xlink:href="Pictures/100000000000009F000000E0D6147079.png" xlink:type="simple" xlink:show="embed" xlink:actuate="onLoad"/></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text:tab/><text:span text:style-name="T97">Ici, on trouve une nouvelle fois la même configuration que précédemment avec une classe abstraite et une classe concrète. Ainsi, pour un produit les éléments indispensable que nous avons dégagés sont des date (DateEffet et DateFin) qui permette de définir la période à laquelle un produit est disponible, un Nom, une Observation , un ID pour la base de données et enfin une catégorie qui est une énumération de CategorieProduit dont on peut voir a définition sur la gauche de l'image qui représente le type d'un produit. Concernant les méthodes, on a ici simplement des méthodes permettant de changer les dates d'effet et de fin et des redéfinition des méthodes Equals et ToString.</text:span></text:p>
      <text:p text:style-name="P123"/>
      <text:list xml:id="list9005977778087916535" text:style-name="L5">
        <text:list-item>
          <text:p text:style-name="P85">La Partie « Usager »</text:p>
        </text:list-item>
      </text:list>
      <text:p text:style-name="P124"><draw:frame draw:style-name="fr3" draw:name="Image16" text:anchor-type="paragraph" svg:x="-0.529cm" svg:y="0.467cm" svg:width="17cm" svg:height="8.703cm" draw:z-index="15"><draw:image xlink:href="Pictures/1000000000000346000001AD751DB803.png" xlink:type="simple" xlink:show="embed" xlink:actuate="onLoad"/></draw:frame><text:soft-page-break/></text:p>
      <text:p text:style-name="P124"><text:tab/><text:span text:style-name="T98">Encore une fois sur la droite de l'image on retrouve la configuration avec un classe AbsUsager abstraite et une classe Usager héritant de la première citée. On retrouve au sein d'AbsUsager des propriétés relevant de simple information comme le Nom, le Prenom, le Service .. Mais à cotés de cela on y trouve un CodeFonction qui quand un Utilisateur se connecte permet de déterminer ses droits au sein de l'application. Ensuite, les propriétés DateEntrée et DateSortie correspondent au dates du contrat de l'Usager en question. En plus de cela on peut remarqué à gauche de l'image la présence de trois classe(AbsPaiement, RetenueSalaire et PreAlimente) qui représente un patron stratégie. Ceux patron nous permet lorsque la méthode payer de AbsUsager est appelé de déterminer suivant la valeur présente dans CodePaiement une instance de AbsPaiement qui sera suivant le CodePaiment une instance de RetenueSalaire ou une instance de PreAlimente. Ainsi la différence entre RetenueSalaire et PreAlimente réside dans la méthode algoPaiement et suivant le type de paiement choisis par l'usager incrémente ou décrémente le solde. Enfin pour finir, un client du restaurant d'entreprise puisque c'est bien à cela qu'un usager correspond possède un numéro de carte permettant de l'identifier lors de son passage en caisse.</text:span></text:p>
      <text:p text:style-name="P124"/>
      <text:list xml:id="list3483415491740805660" text:style-name="L6">
        <text:list-item>
          <text:p text:style-name="P86">La partie « Utilisateur »</text:p>
        </text:list-item>
      </text:list>
      <text:p text:style-name="P87"><draw:frame draw:style-name="fr1" draw:name="Image18" text:anchor-type="paragraph" svg:width="11.351cm" svg:height="6.826cm" draw:z-index="17"><draw:image xlink:href="Pictures/10000000000001AD000001029554899A.png" xlink:type="simple" xlink:show="embed" xlink:actuate="onLoad"/></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125"><text:soft-page-break/><text:tab/><text:span text:style-name="T99">Ici aussi on retrouve la même base de conception avec une classe abstraite et un classe concrète. La classe AbsUtilisateur est composé de quatre propriétés, un CodeUsager permettant de retrouver l'usager correspondant à cet utilisateur car un utilisateur est un usager spécial, ici donc c'est l'accès au logiciel de gestion du restaurant qui le spécialise, on peut d’ailleurs voir cela au travers des propriétés Login et Password qui lui permettent de se connecter. Enfin on retrouve comme précédemment un ID pour la base de données.</text:span></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87"/>
      <text:list xml:id="list4833693242975414101" text:style-name="L7">
        <text:list-item>
          <text:p text:style-name="P88">La partie « Repas »</text:p>
        </text:list-item>
      </text:list>
      <text:p text:style-name="P87"/>
      <text:p text:style-name="P87"><draw:frame draw:style-name="fr3" draw:name="Image17" text:anchor-type="paragraph" svg:x="1.515cm" svg:y="0.291cm" svg:width="12.026cm" svg:height="10.481cm" draw:z-index="16"><draw:image xlink:href="Pictures/10000000000001F2000001B2D2435CD4.png" xlink:type="simple" xlink:show="embed" xlink:actuate="onLoad"/></draw:frame></text:p>
      <text:list xml:id="list131726711513059" text:continue-list="list3483415491740805660" text:style-name="L6">
        <text:list-header>
          <text:p text:style-name="P86"/>
        </text:list-header>
      </text:list>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125"><text:tab/></text:p>
      <text:p text:style-name="P125"/>
      <text:p text:style-name="P125"/>
      <text:p text:style-name="P125"/>
      <text:p text:style-name="P120"/>
      <text:p text:style-name="P120">La classe AbsRepas représente un repas pris par un usager lors de son passage au restaurant d'entreprise. Cette classe est composé d'une date correspondant à la date ainsi que l'heure du passage de cet utilisateur en caisse. En plus de cela, on retrouve dans cette classe un idCaissier qui correspond au caissier ayant fait passer l'usager qui a pris ce repas dont on retrouve d'ailleurs l'id dans les propriétés. Enfin, on peut visualiser le prix qu'a coûté le repas à l'usager et une liste de plats choisis correspondants au plats qui composait le repas du client. Cette liste correspond en réalité à <text:soft-page-break/>une liste de AbsPlatChoisis qui possède un code correspondant à une instance de plat et enfin une date qui correspond à la date à laquelle ce plat a été choisis qui est là pour permettre les statistiques.</text:p>
      <text:p text:style-name="P125"/>
      <text:p text:style-name="P125"/>
      <text:p text:style-name="P18"/>
      <text:p text:style-name="P9"/>
      <text:p text:style-name="P9">3 <text:span text:style-name="T88">Persistance</text:span></text:p>
      <text:p text:style-name="P9"/>
      <text:p text:style-name="P96">=&gt; Léandre</text:p>
      <text:p text:style-name="P9"/>
      <text:p text:style-name="P9"/>
      <text:p text:style-name="P9"/>
      <text:p text:style-name="P9"/>
      <text:p text:style-name="P9"/>
      <text:p text:style-name="P9"/>
      <text:p text:style-name="P9"/>
      <text:p text:style-name="P9"/>
      <text:p text:style-name="P9"><text:span text:style-name="T88">4</text:span>. <text:span text:style-name="T88">Lecteur de carte</text:span></text:p>
      <text:p text:style-name="P9"><draw:frame draw:style-name="fr3" draw:name="Image8" text:anchor-type="paragraph" svg:x="5.329cm" svg:y="0.365cm" svg:width="6.877cm" svg:height="6.913cm" draw:z-index="7"><draw:image xlink:href="Pictures/10000201000000C3000000C4D311DA14.png" xlink:type="simple" xlink:show="embed" xlink:actuate="onLoad"/></draw:frame></text:p>
      <text:p text:style-name="P48"/>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71"><text:span text:style-name="T31">Une des principales contraintes de notre projet était l'utilisation d'un lecteur de carte pour l'identification des clients. De ce fait, nous avons pu nous procurer un lecteur/graveur «</text:span>ACR38 CCID SDK»<text:span text:style-name="T31"> grâce à l'IUT. Comme nous pouvons le voir sur l'image ci-</text:span><text:span text:style-name="T32">dessus</text:span><text:span text:style-name="T31">, le pack comprend le lecteur/graveur mais aussi 3 types de cartes : </text:span></text:p>
      <text:p text:style-name="P71"><text:span text:style-name="T31">- <text:s/></text:span><text:span text:style-name="T90">5 </text:span><text:span text:style-name="T91">cartes</text:span><text:span text:style-name="T90"> ACOS3 Microprocesseur</text:span></text:p>
      <text:p text:style-name="P71"><text:span text:style-name="T90">- <text:s/>5 </text:span><text:span text:style-name="T91">cartes </text:span><text:span text:style-name="T90">SLE 5528 Carte mémoire</text:span></text:p>
      <text:p text:style-name="P71">- <text:s/><text:span text:style-name="T90">5 </text:span><text:span text:style-name="T91">cartes</text:span><text:span text:style-name="T90"> SLE 5542 Carte mémoire.</text:span></text:p>
      <text:p text:style-name="P71"><text:span text:style-name="T32">De plus, il comprend </text:span><text:span text:style-name="T31">un CD-ROM comprenant le logiciel d'installation du lecteur mais aussi des exemples d'utilisation du lecteur. On peut ainsi retrouver des exemples dans plusieurs langages informatiques et notamment en C# qui est le langage que nous utilisons pour développer notre application. </text:span><text:span text:style-name="T32">Nous avons utilisé un de ces exemples que nous avons modifié pour pouvoir graver les cartes et pour faire en sorte que celle-ci contiennent un numéro qui identifie son propriétaire.</text:span></text:p>
      <text:p text:style-name="P49">Pour ce qui est de la lecture, nous avons repris une des classes de l'exemple évoqué juste avant et <text:soft-page-break/>qui permet d'utiliser simplement le lecteur de carte car elle comporte les différentes références aux bibliothèques qu'il faut utiliser. A partir de cette classe, nous avons donc pu intégrer le lecteur à notre application. Ainsi, lorsque la vue correspondant à la caisse s'affiche, le lecteur de carte est initialisé et est prêt à fonctionner. Lorsque le caissier clique sur le boutons « lire un carte », la lecture de la carte se fait en arrière plan et est faite au travers d'appel de certaine méthodes de la classe évoquée auparavant.</text:p>
      <text:p text:style-name="P49"/>
      <text:p text:style-name="P44"/>
      <text:p text:style-name="P44"/>
      <text:p text:style-name="P44"/>
      <text:p text:style-name="P44"/>
      <text:p text:style-name="P44"/>
      <text:p text:style-name="P135"/>
      <text:p text:style-name="P135"/>
      <text:p text:style-name="P135"/>
      <text:p text:style-name="P135"/>
      <text:p text:style-name="P135">Lexique</text:p>
      <text:p text:style-name="P135"/>
      <text:p text:style-name="P43"><text:span text:style-name="T15">Balsamiq</text:span> : <text:span text:style-name="T73">Logiciel qui permet de créer des sketchs et des story-board pour se donner une idée des vues que l’on aura a créer.</text:span></text:p>
      <text:p text:style-name="P43"/>
      <text:p text:style-name="P68"><text:span text:style-name="T35">C#</text:span><text:span text:style-name="T27"> : </text:span><text:span text:style-name="T75">Le C# (</text:span><text:span text:style-name="T78">C sharp </text:span><text:span text:style-name="T75">en </text:span><text:a xlink:type="simple" xlink:href="https://fr.wikipedia.org/wiki/Anglais" text:style-name="Internet_20_link" text:visited-style-name="Visited_20_Internet_20_Link"><text:span text:style-name="T80">anglais</text:span></text:a><text:span text:style-name="T75">) est un </text:span><text:a xlink:type="simple" xlink:href="https://fr.wikipedia.org/wiki/Langage_de_programmation" text:style-name="Internet_20_link" text:visited-style-name="Visited_20_Internet_20_Link"><text:span text:style-name="T80">langage de programmation</text:span></text:a><text:span text:style-name="T75"> </text:span><text:a xlink:type="simple" xlink:href="https://fr.wikipedia.org/wiki/Programmation_orientée_objet" text:style-name="Internet_20_link" text:visited-style-name="Visited_20_Internet_20_Link"><text:span text:style-name="T80">orienté objet</text:span></text:a><text:span text:style-name="T75">, commercialisé par </text:span><text:a xlink:type="simple" xlink:href="https://fr.wikipedia.org/wiki/Microsoft" text:style-name="Internet_20_link" text:visited-style-name="Visited_20_Internet_20_Link"><text:span text:style-name="T80">Microsoft</text:span></text:a><text:span text:style-name="T75"> depuis 2002</text:span><text:bookmark text:name="cite_ref-tata_2-0"/><text:a xlink:type="simple" xlink:href="https://fr.wikipedia.org/wiki/C_sharp#cite_note-tata-2" text:style-name="Internet_20_link" text:visited-style-name="Visited_20_Internet_20_Link"><text:span text:style-name="T79">2</text:span></text:a><text:span text:style-name="T75"> et destiné à développer sur la plateforme </text:span><text:a xlink:type="simple" xlink:href="https://fr.wikipedia.org/wiki/Microsoft_.NET" text:style-name="Internet_20_link" text:visited-style-name="Visited_20_Internet_20_Link"><text:span text:style-name="T80">Microsoft .NET</text:span></text:a><text:span text:style-name="T75">.</text:span><text:span text:style-name="T82"> </text:span></text:p>
      <text:p text:style-name="P73"/>
      <text:p text:style-name="P69"><text:span text:style-name="T35">F</text:span><text:span text:style-name="T36">ramework</text:span><text:span text:style-name="T28"> : </text:span><text:span text:style-name="T29">Un framework est un ensemble d’outils et de composants logiciels organisés conformément à un plan d’architecture et des patterns, l’ensemble formant ou promouvant un « squelette » de programme. Il est souvent fourni sous la forme d’une bibliothèque logicielle, et accompagné du plan de l’architecture cible du framwork.</text:span></text:p>
      <text:p text:style-name="P46"/>
      <text:p text:style-name="P70"><text:span text:style-name="T35">GitHub</text:span><text:span text:style-name="T27"> : </text:span><text:span text:style-name="T30">Service web d’hébergment et de gestion de développement de logiciels, utilisant le logiciel de gestion de versions Git.</text:span></text:p>
      <text:p text:style-name="P47"/>
      <text:p text:style-name="P76"><text:span text:style-name="T37">P</text:span><text:span text:style-name="T34">atron de conception</text:span><text:span text:style-name="T26"> : Un patron de conception est la meilleure solution connue à un problème de conception récurrent.</text:span></text:p>
      <text:p text:style-name="P50"/>
      <text:p text:style-name="P72"><text:span text:style-name="T38">Principe SOLID</text:span><text:span text:style-name="T33"> : </text:span><text:span text:style-name="T75">En </text:span><text:a xlink:type="simple" xlink:href="https://fr.wikipedia.org/wiki/Programmation_informatique" text:style-name="Internet_20_link" text:visited-style-name="Visited_20_Internet_20_Link"><text:span text:style-name="T80">programmation informatique</text:span></text:a><text:span text:style-name="T75">, SOLID est un </text:span><text:a xlink:type="simple" xlink:href="https://fr.wikipedia.org/wiki/Acronyme" text:style-name="Internet_20_link" text:visited-style-name="Visited_20_Internet_20_Link"><text:span text:style-name="T80">acronyme</text:span></text:a><text:span text:style-name="T75"> représentant cinq principes de bases pour la </text:span><text:a xlink:type="simple" xlink:href="https://fr.wikipedia.org/wiki/Programmation_orientée_objet" text:style-name="Internet_20_link" text:visited-style-name="Visited_20_Internet_20_Link"><text:span text:style-name="T80">programmation orientée objet</text:span></text:a><text:span text:style-name="T75">, introduits par Michael Feathers et Robert C. Martin au début des années 2000. Ils sont censés apporter une ligne directrice permettant le développement de logiciel plus fiable et plus robuste</text:span><text:span text:style-name="T82"> </text:span><text:span text:style-name="T84">. Voici la définition de chaque lettre : </text:span><text:span text:style-name="T85">(source : Wikipedia)</text:span></text:p>
      <text:p text:style-name="P75"/>
      <text:p text:style-name="P75"><draw:frame draw:style-name="fr3" draw:name="Image10" text:anchor-type="paragraph" svg:x="-1.528cm" svg:y="0.122cm" svg:width="20.302cm" svg:height="5.214cm" draw:z-index="8"><draw:image xlink:href="Pictures/10000000000003F4000001045555F885.png" xlink:type="simple" xlink:show="embed" xlink:actuate="onLoad"/></draw:frame><text:soft-page-break/></text:p>
      <text:p text:style-name="P70"><text:span text:style-name="T36">Repository</text:span><text:span text:style-name="T28"> : </text:span><text:span text:style-name="T30">En informatique, un dépôt (en anglais repository) est un stockage centralisé et organisé de données. Ce peut être une ou plusieurs bases de données où les fichiers sont localisés en vue de leur distribution sur le réseau ou bien un endroit directement accessible aux utilisateurs.</text:span></text:p>
      <text:p text:style-name="P47"/>
      <text:p text:style-name="P57">Sketchs<text:span text:style-name="T39"> : Dans le cadre de notre application, nous appelons sketchs les images que nous dessinons à l’aide du logiciel Balsamiq et qui correspondent à un brouillon représentant nos vues.</text:span></text:p>
      <text:p text:style-name="P57"/>
      <text:p text:style-name="P57">Story-board<text:span text:style-name="T39"> : Un story-board est composé de plusieurs sketchs. En effet il correspond à l’interaction <text:s/>entre les différentes vues qui composerons notre application.</text:span></text:p>
      <text:p text:style-name="P57"/>
      <text:p text:style-name="P68"><text:span text:style-name="T35">UML</text:span><text:span text:style-name="T27"> : </text:span><text:span text:style-name="T74">L</text:span><text:span text:style-name="T77">e langage de modélisation unifié, de l'anglais Unified Modeling Language (UML), est un langage de modélisation graphique à base de pictogrammes conçu pour fournir une méthode normalisée pour visualiser la conception d'un système. Il est couramment utilisé en développement logiciel et en conception orientée objet.</text:span><text:span text:style-name="T87"> </text:span></text:p>
      <text:p text:style-name="P57"/>
      <text:p text:style-name="P68"><text:span text:style-name="T35">XAML</text:span><text:span text:style-name="T27"> : </text:span><text:span text:style-name="T76">XAML est un langage déclaratif développé pour les besoins des systèmes d'exploitation de </text:span><text:a xlink:type="simple" xlink:href="https://fr.wikipedia.org/wiki/Microsoft" text:style-name="Internet_20_link" text:visited-style-name="Visited_20_Internet_20_Link"><text:span text:style-name="T81">Microsoft</text:span></text:a><text:span text:style-name="T76">, </text:span><text:a xlink:type="simple" xlink:href="https://fr.wikipedia.org/wiki/Microsoft_Windows_Vista" text:style-name="Internet_20_link" text:visited-style-name="Visited_20_Internet_20_Link"><text:span text:style-name="T81">Windows Vista</text:span></text:a><text:span text:style-name="T76">, </text:span><text:a xlink:type="simple" xlink:href="https://fr.wikipedia.org/wiki/Microsoft_Windows_7" text:style-name="Internet_20_link" text:visited-style-name="Visited_20_Internet_20_Link"><text:span text:style-name="T81">Windows 7</text:span></text:a><text:span text:style-name="T76"> et </text:span><text:a xlink:type="simple" xlink:href="https://fr.wikipedia.org/wiki/Microsoft_Windows_8" text:style-name="Internet_20_link" text:visited-style-name="Visited_20_Internet_20_Link"><text:span text:style-name="T81">Windows 8</text:span></text:a><text:span text:style-name="T76"> et qui permet la description de données structurées. Prononcé </text:span><text:span text:style-name="T86">Zammel</text:span><text:span text:style-name="T76">, ces initiales correspondent à eXtensible Application Markup Language. Il s'agit d'un </text:span><text:a xlink:type="simple" xlink:href="https://fr.wikipedia.org/wiki/Extensible_Markup_Language" text:style-name="Internet_20_link" text:visited-style-name="Visited_20_Internet_20_Link"><text:span text:style-name="T81">dialecte XML</text:span></text:a><text:span text:style-name="T76">.</text:span><text:span text:style-name="T83"> </text:span></text:p>
      <text:p text:style-name="P74"><text:s/></text:p>
      <text:p text:style-name="P43"><text:s/></text:p>
      <text:p text:style-name="P43"/>
      <text:p text:style-name="P45"><text:s/></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ce style:name="Liberation Serif1" svg:font-family="'Liberation Serif'"/>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tab/><text:tab/><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0:13:08.514661464</meta:creation-date>
    <dc:date>2017-03-24T13:17:24.458780200</dc:date>
    <meta:editing-duration>PT4H40M45S</meta:editing-duration>
    <meta:editing-cycles>72</meta:editing-cycles>
    <meta:generator>LibreOffice/4.3.3.2$Linux_X86_64 LibreOffice_project/430m0$Build-2</meta:generator>
    <meta:document-statistic meta:table-count="0" meta:image-count="26" meta:object-count="4" meta:page-count="30" meta:paragraph-count="167" meta:word-count="6503" meta:character-count="40857" meta:non-whitespace-character-count="343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ffff00"/>
    </style:style>
    <style:style style:name="ce3" style:family="table-cell" style:parent-style-name="Default">
      <style:table-cell-properties fo:background-color="#ff00cc"/>
      <style:text-properties fo:color="#ff00cc"/>
    </style:style>
    <style:style style:name="ce4" style:family="table-cell" style:parent-style-name="Default">
      <style:table-cell-properties fo:background-color="#6666ff"/>
    </style:style>
    <style:style style:name="ce5" style:family="table-cell" style:parent-style-name="Default">
      <style:table-cell-properties fo:background-color="#ff3333"/>
    </style:style>
    <style:style style:name="ce6" style:family="table-cell" style:parent-style-name="Default">
      <style:table-cell-properties fo:background-color="#000000"/>
    </style:style>
    <style:style style:name="ce7" style:family="table-cell" style:parent-style-name="Default">
      <style:table-cell-properties fo:background-color="#ff00cc"/>
    </style:style>
  </office:automatic-styles>
  <office:body>
    <office:spreadsheet>
      <table:table table:name="Feuille1" table:style-name="ta1">
        <table:table-column table:style-name="co1" table:number-columns-repeated="7" table:default-cell-style-name="Default"/>
        <table:table-row table:style-name="ro1">
          <table:table-cell table:style-name="ce1" office:value-type="string" calcext:value-type="string">
            <text:p>S1</text:p>
          </table:table-cell>
          <table:table-cell table:style-name="ce1" office:value-type="string" calcext:value-type="string">
            <text:p>S2</text:p>
          </table:table-cell>
          <table:table-cell table:style-name="ce1" office:value-type="string" calcext:value-type="string">
            <text:p>S3</text:p>
          </table:table-cell>
          <table:table-cell table:style-name="ce1" office:value-type="string" calcext:value-type="string">
            <text:p>S4</text:p>
          </table:table-cell>
          <table:table-cell table:style-name="ce1" office:value-type="string" calcext:value-type="string">
            <text:p>S5</text:p>
          </table:table-cell>
          <table:table-cell table:style-name="ce1" office:value-type="string" calcext:value-type="string">
            <text:p>S6</text:p>
          </table:table-cell>
          <table:table-cell table:style-name="ce1" office:value-type="string" calcext:value-type="string">
            <text:p>S7</text:p>
          </table:table-cell>
        </table:table-row>
        <table:table-row table:style-name="ro1">
          <table:table-cell table:number-columns-repeated="7"/>
        </table:table-row>
        <table:table-row table:style-name="ro1">
          <table:table-cell table:style-name="ce2" table:number-columns-repeated="5"/>
          <table:table-cell table:number-columns-repeated="2"/>
        </table:table-row>
        <table:table-row table:style-name="ro1">
          <table:table-cell table:number-columns-repeated="7"/>
        </table:table-row>
        <table:table-row table:style-name="ro1">
          <table:table-cell table:number-columns-repeated="5"/>
          <table:table-cell table:style-name="ce4" table:number-columns-repeated="2"/>
        </table:table-row>
        <table:table-row table:style-name="ro1">
          <table:table-cell table:number-columns-repeated="7"/>
        </table:table-row>
        <table:table-row table:style-name="ro1">
          <table:table-cell table:number-columns-repeated="5"/>
          <table:table-cell table:style-name="ce5" table:number-columns-repeated="2"/>
        </table:table-row>
        <table:table-row table:style-name="ro1">
          <table:table-cell table:number-columns-repeated="7"/>
        </table:table-row>
        <table:table-row table:style-name="ro1">
          <table:table-cell table:number-columns-repeated="5"/>
          <table:table-cell table:style-name="ce6" table:number-columns-repeated="2"/>
        </table:table-row>
        <table:table-row table:style-name="ro1">
          <table:table-cell table:number-columns-repeated="7"/>
        </table:table-row>
        <table:table-row table:style-name="ro1">
          <table:table-cell table:style-name="ce3" table:number-columns-repeated="7"/>
        </table:table-row>
        <table:table-row table:style-name="ro1" table:number-rows-repeated="2">
          <table:table-cell table:number-columns-repeated="7"/>
        </table:table-row>
        <table:table-row table:style-name="ro1">
          <table:table-cell table:style-name="ce2"/>
          <table:table-cell office:value-type="string" calcext:value-type="string">
            <text:p>Analyse</text:p>
          </table:table-cell>
          <table:table-cell table:number-columns-repeated="5"/>
        </table:table-row>
        <table:table-row table:style-name="ro1">
          <table:table-cell table:style-name="ce4"/>
          <table:table-cell office:value-type="string" calcext:value-type="string">
            <text:p>Vues</text:p>
          </table:table-cell>
          <table:table-cell table:number-columns-repeated="5"/>
        </table:table-row>
        <table:table-row table:style-name="ro1">
          <table:table-cell table:style-name="ce5"/>
          <table:table-cell office:value-type="string" calcext:value-type="string">
            <text:p>Métier</text:p>
          </table:table-cell>
          <table:table-cell table:number-columns-repeated="5"/>
        </table:table-row>
        <table:table-row table:style-name="ro1">
          <table:table-cell table:style-name="ce6"/>
          <table:table-cell office:value-type="string" calcext:value-type="string">
            <text:p>Persistance</text:p>
          </table:table-cell>
          <table:table-cell table:number-columns-repeated="5"/>
        </table:table-row>
        <table:table-row table:style-name="ro1">
          <table:table-cell table:style-name="ce7"/>
          <table:table-cell office:value-type="string" calcext:value-type="string">
            <text:p>Doc</text:p>
          </table:table-cell>
          <table:table-cell table:number-columns-repeated="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4">00/00/0000</text:date>, <text:time style:data-style-name="N2" text:time-value="13:05:08.7727714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ffff00"/>
    </style:style>
    <style:style style:name="ce3" style:family="table-cell" style:parent-style-name="Default">
      <style:table-cell-properties fo:background-color="#6666ff"/>
    </style:style>
  </office:automatic-styles>
  <office:body>
    <office:spreadsheet>
      <table:table table:name="Feuille1" table:style-name="ta1">
        <table:table-column table:style-name="co1" table:number-columns-repeated="1024" table:default-cell-style-name="Default"/>
        <table:table-row table:style-name="ro1">
          <table:table-cell table:style-name="ce1" office:value-type="string" calcext:value-type="string">
            <text:p>S1</text:p>
          </table:table-cell>
          <table:table-cell table:style-name="ce1" office:value-type="string" calcext:value-type="string">
            <text:p>S2</text:p>
          </table:table-cell>
          <table:table-cell table:style-name="ce1" office:value-type="string" calcext:value-type="string">
            <text:p>S3</text:p>
          </table:table-cell>
          <table:table-cell table:style-name="ce1" office:value-type="string" calcext:value-type="string">
            <text:p>S4</text:p>
          </table:table-cell>
          <table:table-cell table:style-name="ce1" office:value-type="string" calcext:value-type="string">
            <text:p>S5</text:p>
          </table:table-cell>
          <table:table-cell table:style-name="ce1" office:value-type="string" calcext:value-type="string">
            <text:p>S6</text:p>
          </table:table-cell>
          <table:table-cell table:style-name="ce1" office:value-type="string" calcext:value-type="string">
            <text:p>S7</text:p>
          </table:table-cell>
          <table:table-cell table:style-name="ce1" table:number-columns-repeated="1017"/>
        </table:table-row>
        <table:table-row table:style-name="ro1">
          <table:table-cell table:number-columns-repeated="1024"/>
        </table:table-row>
        <table:table-row table:style-name="ro1">
          <table:table-cell table:style-name="ce2" table:number-columns-repeated="6"/>
          <table:table-cell table:number-columns-repeated="1018"/>
        </table:table-row>
        <table:table-row table:style-name="ro1">
          <table:table-cell table:number-columns-repeated="1024"/>
        </table:table-row>
        <table:table-row table:style-name="ro1">
          <table:table-cell table:number-columns-repeated="5"/>
          <table:table-cell table:style-name="ce3" table:number-columns-repeated="2"/>
          <table:table-cell table:number-columns-repeated="1017"/>
        </table:table-row>
        <table:table-row table:style-name="ro1">
          <table:table-cell table:number-columns-repeated="1024"/>
        </table:table-row>
        <table:table-row table:style-name="ro1">
          <table:table-cell table:style-name="ce2"/>
          <table:table-cell office:value-type="string" calcext:value-type="string">
            <text:p>Analyse</text:p>
          </table:table-cell>
          <table:table-cell table:number-columns-repeated="1022"/>
        </table:table-row>
        <table:table-row table:style-name="ro1">
          <table:table-cell table:style-name="ce3"/>
          <table:table-cell office:value-type="string" calcext:value-type="string">
            <text:p>Vues</text:p>
          </table:table-cell>
          <table:table-cell table:number-columns-repeated="102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4">00/00/0000</text:date>, <text:time style:data-style-name="N2" text:time-value="13:08:49.0868188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ackground-color="#ff3333"/>
    </style:style>
    <style:style style:name="ce7" style:family="table-cell" style:parent-style-name="Default">
      <style:table-cell-properties fo:background-color="#000000"/>
    </style:style>
    <style:style style:name="ce8" style:family="table-cell" style:parent-style-name="Default">
      <style:table-cell-properties fo:background-color="#6666ff"/>
    </style:style>
    <style:style style:name="ce9" style:family="table-cell" style:parent-style-name="Default">
      <style:table-cell-properties fo:background-color="#ff6600"/>
    </style:style>
    <style:style style:name="ce10" style:family="table-cell" style:parent-style-name="Default">
      <style:table-cell-properties fo:background-color="#ff00cc"/>
    </style:style>
  </office:automatic-styles>
  <office:body>
    <office:spreadsheet>
      <table:table table:name="Feuille1" table:style-name="ta1">
        <table:table-column table:style-name="co1" table:number-columns-repeated="7" table:default-cell-style-name="Default"/>
        <table:table-row table:style-name="ro1">
          <table:table-cell table:style-name="ce1" office:value-type="string" calcext:value-type="string">
            <text:p>S1</text:p>
          </table:table-cell>
          <table:table-cell table:style-name="ce1" office:value-type="string" calcext:value-type="string">
            <text:p>S2</text:p>
          </table:table-cell>
          <table:table-cell table:style-name="ce1" office:value-type="string" calcext:value-type="string">
            <text:p>S3</text:p>
          </table:table-cell>
          <table:table-cell table:style-name="ce1" office:value-type="string" calcext:value-type="string">
            <text:p>S4</text:p>
          </table:table-cell>
          <table:table-cell table:style-name="ce1" office:value-type="string" calcext:value-type="string">
            <text:p>S5</text:p>
          </table:table-cell>
          <table:table-cell table:style-name="ce1" office:value-type="string" calcext:value-type="string">
            <text:p>S6</text:p>
          </table:table-cell>
          <table:table-cell table:style-name="ce1" office:value-type="string" calcext:value-type="string">
            <text:p>S7</text:p>
          </table:table-cell>
        </table:table-row>
        <table:table-row table:style-name="ro1">
          <table:table-cell table:number-columns-repeated="7"/>
        </table:table-row>
        <table:table-row table:style-name="ro1">
          <table:table-cell table:style-name="ce6" table:number-columns-repeated="5"/>
          <table:table-cell table:number-columns-repeated="2"/>
        </table:table-row>
        <table:table-row table:style-name="ro1">
          <table:table-cell table:number-columns-repeated="7"/>
        </table:table-row>
        <table:table-row table:style-name="ro1">
          <table:table-cell table:style-name="ce7" table:number-columns-repeated="6"/>
          <table:table-cell/>
        </table:table-row>
        <table:table-row table:style-name="ro1">
          <table:table-cell table:number-columns-repeated="7"/>
        </table:table-row>
        <table:table-row table:style-name="ro1">
          <table:table-cell table:style-name="ce8" table:number-columns-repeated="4"/>
          <table:table-cell table:number-columns-repeated="3"/>
        </table:table-row>
        <table:table-row table:style-name="ro1">
          <table:table-cell table:number-columns-repeated="7"/>
        </table:table-row>
        <table:table-row table:style-name="ro1">
          <table:table-cell table:style-name="ce9" table:number-columns-repeated="6"/>
          <table:table-cell/>
        </table:table-row>
        <table:table-row table:style-name="ro1">
          <table:table-cell table:number-columns-repeated="7"/>
        </table:table-row>
        <table:table-row table:style-name="ro1">
          <table:table-cell table:style-name="ce10" table:number-columns-repeated="7"/>
        </table:table-row>
        <table:table-row table:style-name="ro1" table:number-rows-repeated="2">
          <table:table-cell table:number-columns-repeated="7"/>
        </table:table-row>
        <table:table-row table:style-name="ro1">
          <table:table-cell table:style-name="ce6"/>
          <table:table-cell office:value-type="string" calcext:value-type="string">
            <text:p>Métier</text:p>
          </table:table-cell>
          <table:table-cell table:number-columns-repeated="5"/>
        </table:table-row>
        <table:table-row table:style-name="ro1">
          <table:table-cell table:style-name="ce7"/>
          <table:table-cell office:value-type="string" calcext:value-type="string">
            <text:p>Persistance</text:p>
          </table:table-cell>
          <table:table-cell table:number-columns-repeated="5"/>
        </table:table-row>
        <table:table-row table:style-name="ro1">
          <table:table-cell table:style-name="ce8"/>
          <table:table-cell office:value-type="string" calcext:value-type="string">
            <text:p>Vues</text:p>
          </table:table-cell>
          <table:table-cell table:number-columns-repeated="5"/>
        </table:table-row>
        <table:table-row table:style-name="ro1">
          <table:table-cell table:style-name="ce9"/>
          <table:table-cell office:value-type="string" calcext:value-type="string">
            <text:p>Tests</text:p>
          </table:table-cell>
          <table:table-cell table:number-columns-repeated="5"/>
        </table:table-row>
        <table:table-row table:style-name="ro1">
          <table:table-cell table:style-name="ce10"/>
          <table:table-cell office:value-type="string" calcext:value-type="string">
            <text:p>Rapport</text:p>
          </table:table-cell>
          <table:table-cell table:number-columns-repeated="5"/>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3:13:57.99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ff3333"/>
    </style:style>
    <style:style style:name="ce3" style:family="table-cell" style:parent-style-name="Default">
      <style:table-cell-properties fo:background-color="#ff6600"/>
    </style:style>
    <style:style style:name="ce4" style:family="table-cell" style:parent-style-name="Default">
      <style:table-cell-properties fo:background-color="#ff00cc"/>
    </style:style>
    <style:style style:name="ce5" style:family="table-cell" style:parent-style-name="Default">
      <style:table-cell-properties fo:background-color="#000000"/>
    </style:style>
    <style:style style:name="ce6" style:family="table-cell" style:parent-style-name="Default">
      <style:table-cell-properties fo:background-color="transparent"/>
    </style:style>
  </office:automatic-styles>
  <office:body>
    <office:spreadsheet>
      <table:table table:name="Feuille1" table:style-name="ta1">
        <table:table-column table:style-name="co1" table:number-columns-repeated="8" table:default-cell-style-name="Default"/>
        <table:table-row table:style-name="ro1">
          <table:table-cell table:style-name="ce1" office:value-type="string" calcext:value-type="string">
            <text:p>S1</text:p>
          </table:table-cell>
          <table:table-cell table:style-name="ce1" office:value-type="string" calcext:value-type="string">
            <text:p>S2</text:p>
          </table:table-cell>
          <table:table-cell table:style-name="ce1" office:value-type="string" calcext:value-type="string">
            <text:p>S3</text:p>
          </table:table-cell>
          <table:table-cell table:style-name="ce1" office:value-type="string" calcext:value-type="string">
            <text:p>S4</text:p>
          </table:table-cell>
          <table:table-cell table:style-name="ce1" office:value-type="string" calcext:value-type="string">
            <text:p>S5</text:p>
          </table:table-cell>
          <table:table-cell table:style-name="ce1" office:value-type="string" calcext:value-type="string">
            <text:p>S6</text:p>
          </table:table-cell>
          <table:table-cell table:style-name="ce1" office:value-type="string" calcext:value-type="string">
            <text:p>S7</text:p>
          </table:table-cell>
          <table:table-cell/>
        </table:table-row>
        <table:table-row table:style-name="ro1">
          <table:table-cell table:number-columns-repeated="8"/>
        </table:table-row>
        <table:table-row table:style-name="ro1">
          <table:table-cell table:style-name="ce2" table:number-columns-repeated="4"/>
          <table:table-cell table:number-columns-repeated="4"/>
        </table:table-row>
        <table:table-row table:style-name="ro1">
          <table:table-cell table:number-columns-repeated="8"/>
        </table:table-row>
        <table:table-row table:style-name="ro1">
          <table:table-cell table:number-columns-repeated="2"/>
          <table:table-cell table:style-name="ce5" table:number-columns-repeated="3"/>
          <table:table-cell table:number-columns-repeated="3"/>
        </table:table-row>
        <table:table-row table:style-name="ro1">
          <table:table-cell table:number-columns-repeated="8"/>
        </table:table-row>
        <table:table-row table:style-name="ro1">
          <table:table-cell table:style-name="ce3" table:number-columns-repeated="7"/>
          <table:table-cell table:style-name="ce6"/>
        </table:table-row>
        <table:table-row table:style-name="ro1">
          <table:table-cell table:number-columns-repeated="8"/>
        </table:table-row>
        <table:table-row table:style-name="ro1">
          <table:table-cell table:style-name="ce4" table:number-columns-repeated="7"/>
          <table:table-cell table:style-name="ce6"/>
        </table:table-row>
        <table:table-row table:style-name="ro1" table:number-rows-repeated="2">
          <table:table-cell table:number-columns-repeated="8"/>
        </table:table-row>
        <table:table-row table:style-name="ro1">
          <table:table-cell table:style-name="ce2"/>
          <table:table-cell office:value-type="string" calcext:value-type="string">
            <text:p>Métier</text:p>
          </table:table-cell>
          <table:table-cell table:number-columns-repeated="6"/>
        </table:table-row>
        <table:table-row table:style-name="ro1">
          <table:table-cell table:style-name="ce5"/>
          <table:table-cell office:value-type="string" calcext:value-type="string">
            <text:p>Persistance</text:p>
          </table:table-cell>
          <table:table-cell table:number-columns-repeated="6"/>
        </table:table-row>
        <table:table-row table:style-name="ro1">
          <table:table-cell table:style-name="ce3"/>
          <table:table-cell office:value-type="string" calcext:value-type="string">
            <text:p>Tests</text:p>
          </table:table-cell>
          <table:table-cell table:number-columns-repeated="6"/>
        </table:table-row>
        <table:table-row table:style-name="ro1">
          <table:table-cell table:style-name="ce4"/>
          <table:table-cell office:value-type="string" calcext:value-type="string">
            <text:p>Documentation</text:p>
          </table:table-cell>
          <table:table-cell table:number-columns-repeated="6"/>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4">00/00/0000</text:date>, <text:time style:data-style-name="N2" text:time-value="13:09:15.108630437">00:00:00</text:time></text:p>
        </style:region-right>
      </style:header>
      <style:header-left style:display="false"/>
      <style:footer>
        <text:p>Page <text:page-number>1</text:page-number> / <text:page-count>99</text:page-count></text:p>
      </style:footer>
      <style:footer-left style:display="false"/>
    </style:master-page>
  </office:master-styles>
</office:document-styles>
</file>